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start="" draw:fill="none" draw:textarea-vertical-align="middle"/>
    </style:style>
    <style:style style:name="gr2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5cm" fo:min-width="0cm"/>
    </style:style>
    <style:style style:name="gr4" style:family="graphic" style:parent-style-name="standard">
      <style:graphic-properties draw:stroke="none" draw:fill="none" fo:min-height="0.557cm"/>
    </style:style>
    <style:style style:name="gr5" style:family="graphic" style:parent-style-name="objectwithoutfill">
      <style:graphic-properties svg:stroke-color="#ff6600"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947cm" fo:min-width="0.423cm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3cm" fo:min-width="0.423cm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19cm" fo:min-width="1.85cm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9cm" fo:min-width="0.015cm"/>
    </style:style>
    <style:style style:name="gr10" style:family="graphic" style:parent-style-name="objectwithoutfill">
      <style:graphic-properties svg:stroke-color="#6666ff" draw:fill="none" draw:textarea-vertical-align="middle"/>
    </style:style>
    <style:style style:name="gr11" style:family="graphic" style:parent-style-name="standard">
      <style:graphic-properties draw:stroke="none" svg:stroke-color="#6666ff" draw:marker-start="" draw:fill="none" draw:fill-color="#ffffff" draw:textarea-horizontal-align="left" draw:auto-grow-height="true" draw:auto-grow-width="true" fo:min-height="0.15cm" fo:min-width="0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stroke-dash="Fine_20_Dashed" draw:fill="none" draw:fill-color="#579d1c" fo:min-height="1.112cm"/>
    </style:style>
    <style:style style:name="gr16" style:family="graphic" style:parent-style-name="standard">
      <style:graphic-properties draw:stroke="none" draw:fill="none" fo:min-height="0.55cm"/>
    </style:style>
    <style:style style:name="gr17" style:family="graphic" style:parent-style-name="objectwithoutfill">
      <style:graphic-properties draw:stroke="dash" draw:stroke-dash="Ultrafine_20_Dashed" draw:fill="none" draw:textarea-vertical-align="middle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056cm" fo:min-width="0cm"/>
    </style:style>
    <style:style style:name="gr2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6cm" fo:min-width="0cm"/>
    </style:style>
    <style:style style:name="gr2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cm" fo:min-width="0cm"/>
    </style:style>
    <style:style style:name="gr2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5cm" fo:min-width="0cm"/>
    </style:style>
    <style:style style:name="gr2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56cm" fo:min-width="0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cm" fo:min-width="0.838cm"/>
    </style:style>
    <style:style style:name="gr2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6cm" fo:min-width="0.4cm"/>
    </style:style>
    <style:style style:name="gr2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cm" fo:min-width="1.1cm"/>
    </style:style>
    <style:style style:name="gr2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1.55cm" fo:min-width="1.6cm"/>
    </style:style>
    <style:style style:name="gr3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356cm" fo:min-width="0cm"/>
    </style:style>
    <style:style style:name="gr3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cm" fo:min-width="1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/>
    </style:style>
    <style:style style:name="P3" style:family="paragraph">
      <style:text-properties fo:color="#ff3333" fo:font-size="14pt" fo:font-style="italic" fo:font-weight="bold" style:font-size-asian="14pt" style:font-style-asian="italic" style:font-size-complex="14pt" style:font-style-complex="italic"/>
    </style:style>
    <style:style style:name="P4" style:family="paragraph">
      <style:text-properties fo:color="#0000ff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text-properties fo:color="#ff9900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14pt"/>
    </style:style>
    <style:style style:name="P8" style:family="paragraph">
      <style:text-properties fo:color="#6666ff" fo:font-size="14pt"/>
    </style:style>
    <style:style style:name="P9" style:family="paragraph">
      <style:text-properties fo:color="#6666ff" fo:font-size="14pt" fo:font-style="italic" fo:font-weight="bold" style:font-size-asian="14pt" style:font-style-asian="italic" style:font-size-complex="14pt" style:font-style-complex="italic"/>
    </style:style>
    <style:style style:name="P10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style:text-properties fo:color="#0099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color="#ff3333" fo:font-size="14pt" fo:font-style="italic" fo:font-weight="bold" style:font-size-asian="14pt" style:font-style-asian="italic" style:font-size-complex="14pt" style:font-style-complex="italic"/>
    </style:style>
    <style:style style:name="T3" style:family="text">
      <style:text-properties fo:color="#0000ff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9900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6666ff" fo:font-size="14pt" fo:font-style="italic" fo:font-weight="bold" style:font-size-asian="14pt" style:font-style-asian="italic" style:font-size-complex="14pt" style:font-style-complex="italic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99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2.1cm" svg:y="15.7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9.1cm" svg:y="4.7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</draw:page>
      <draw:page draw:name="page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line draw:style-name="gr5" draw:text-style-name="P1" draw:layer="layout" svg:x1="4.4cm" svg:y1="7.8cm" svg:x2="17.8cm" svg:y2="18.5cm">
          <text:p/>
        </draw:line>
        <draw:frame draw:style-name="gr3" draw:text-style-name="P5" draw:layer="layout" svg:width="1.438cm" svg:height="0.806cm" svg:x="8.762cm" svg:y="13.8cm">
          <draw:text-box>
            <text:p><text:span text:style-name="T4">(E1)</text:span></text:p>
          </draw:text-box>
        </draw:frame>
        <draw:line draw:style-name="gr5" draw:text-style-name="P1" draw:layer="layout" svg:x1="4.4cm" svg:y1="18.4cm" svg:x2="17.8cm" svg:y2="7.9cm">
          <text:p/>
        </draw:line>
        <draw:frame draw:style-name="gr3" draw:text-style-name="P5" draw:layer="layout" svg:width="1.438cm" svg:height="0.806cm" svg:x="9.062cm" svg:y="11.7cm">
          <draw:text-box>
            <text:p><text:span text:style-name="T4">(E0)</text:span></text:p>
          </draw:text-box>
        </draw:frame>
        <draw:frame draw:style-name="gr3" draw:text-style-name="P5" draw:layer="layout" svg:width="1.438cm" svg:height="0.806cm" svg:x="15.462cm" svg:y="10.4cm">
          <draw:text-box>
            <text:p><text:span text:style-name="T4">(E3)</text:span></text:p>
          </draw:text-box>
        </draw:frame>
        <draw:line draw:style-name="gr5" draw:text-style-name="P1" draw:layer="layout" svg:x1="12.9cm" svg:y1="13.5cm" svg:x2="26.3cm" svg:y2="3cm">
          <text:p/>
        </draw:line>
        <draw:line draw:style-name="gr5" draw:text-style-name="P1" draw:layer="layout" svg:x1="12.9cm" svg:y1="2.9cm" svg:x2="26.3cm" svg:y2="13.6cm">
          <text:p/>
        </draw:line>
        <draw:frame draw:style-name="gr3" draw:text-style-name="P5" draw:layer="layout" svg:width="1.438cm" svg:height="0.806cm" svg:x="17.562cm" svg:y="6.8cm">
          <draw:text-box>
            <text:p><text:span text:style-name="T4">(E2)</text:span></text:p>
          </draw:text-box>
        </draw:frame>
        <draw:frame draw:style-name="gr6" draw:text-style-name="P5" draw:layer="layout" svg:width="1.438cm" svg:height="1.197cm" svg:x="7.099cm" svg:y="11.666cm">
          <draw:text-box>
            <text:p><text:span text:style-name="T4">(E5)</text:span></text:p>
          </draw:text-box>
        </draw:frame>
        <draw:line draw:style-name="gr5" draw:text-style-name="P1" draw:layer="layout" svg:x1="4.3cm" svg:y1="18.5cm" svg:x2="12.9cm" svg:y2="2.9cm">
          <text:p/>
        </draw:line>
        <draw:frame draw:style-name="gr6" draw:text-style-name="P5" draw:layer="layout" svg:width="1.438cm" svg:height="1.197cm" svg:x="20.599cm" svg:y="11.666cm">
          <draw:text-box>
            <text:p><text:span text:style-name="T4">(E7)</text:span></text:p>
          </draw:text-box>
        </draw:frame>
        <draw:line draw:style-name="gr5" draw:text-style-name="P1" draw:layer="layout" svg:x1="17.8cm" svg:y1="18.5cm" svg:x2="26.4cm" svg:y2="2.9cm">
          <text:p/>
        </draw:line>
        <draw:line draw:style-name="gr5" draw:text-style-name="P1" draw:layer="layout" svg:x1="4.4cm" svg:y1="7.9cm" svg:x2="13cm" svg:y2="13.6cm">
          <text:p/>
        </draw:line>
        <draw:frame draw:style-name="gr7" draw:text-style-name="P5" draw:layer="layout" svg:width="1.438cm" svg:height="0.883cm" svg:x="8.7cm" svg:y="10.6cm">
          <draw:text-box>
            <text:p><text:span text:style-name="T4">(E4)</text:span></text:p>
          </draw:text-box>
        </draw:frame>
        <draw:line draw:style-name="gr5" draw:text-style-name="P1" draw:layer="layout" svg:x1="17.7cm" svg:y1="7.9cm" svg:x2="26.3cm" svg:y2="13.6cm">
          <text:p/>
        </draw:line>
        <draw:frame draw:style-name="gr7" draw:text-style-name="P5" draw:layer="layout" svg:width="1.438cm" svg:height="0.883cm" svg:x="22cm" svg:y="10.6cm">
          <draw:text-box>
            <text:p><text:span text:style-name="T4">(E6)</text:span></text:p>
          </draw:text-box>
        </draw:frame>
        <draw:frame draw:style-name="gr8" draw:text-style-name="P5" draw:layer="layout" svg:width="2.35cm" svg:height="0.806cm" svg:x="11.529cm" svg:y="16.297cm">
          <draw:text-box>
            <text:p><text:span text:style-name="T4">(E8)</text:span></text:p>
          </draw:text-box>
        </draw:frame>
        <draw:line draw:style-name="gr5" draw:text-style-name="P1" draw:layer="layout" svg:x1="4.4cm" svg:y1="18.4cm" svg:x2="26.3cm" svg:y2="13.6cm">
          <text:p/>
        </draw:line>
        <draw:frame draw:style-name="gr8" draw:text-style-name="P5" draw:layer="layout" svg:width="2.35cm" svg:height="0.806cm" svg:x="11.529cm" svg:y="5.697cm">
          <draw:text-box>
            <text:p><text:span text:style-name="T4">(E10)</text:span></text:p>
          </draw:text-box>
        </draw:frame>
        <draw:line draw:style-name="gr5" draw:text-style-name="P1" draw:layer="layout" svg:x1="4.4cm" svg:y1="7.8cm" svg:x2="26.3cm" svg:y2="3cm">
          <text:p/>
        </draw:line>
        <draw:frame draw:style-name="gr9" draw:text-style-name="P5" draw:layer="layout" svg:width="1.713cm" svg:height="0.84cm" svg:x="15.722cm" svg:y="5.709cm">
          <draw:text-box>
            <text:p><text:span text:style-name="T4">(E11)</text:span></text:p>
          </draw:text-box>
        </draw:frame>
        <draw:line draw:style-name="gr5" draw:text-style-name="P1" draw:layer="layout" svg:x1="17.8cm" svg:y1="7.9cm" svg:x2="13cm" svg:y2="2.9cm">
          <text:p/>
        </draw:line>
        <draw:frame draw:style-name="gr9" draw:text-style-name="P5" draw:layer="layout" svg:width="1.438cm" svg:height="0.84cm" svg:x="15.722cm" svg:y="16.309cm">
          <draw:text-box>
            <text:p><text:span text:style-name="T4">(E9)</text:span></text:p>
          </draw:text-box>
        </draw:frame>
        <draw:line draw:style-name="gr5" draw:text-style-name="P1" draw:layer="layout" svg:x1="17.8cm" svg:y1="18.5cm" svg:x2="13cm" svg:y2="13.5cm">
          <text:p/>
        </draw:lin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</draw:page>
      <draw:page draw:name="page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6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6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6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6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6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6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6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6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7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7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7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7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7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7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7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7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7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7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7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7"><text:span text:style-name="T2">(E3)</text:span></text:p>
          </draw:text-box>
        </draw:frame>
        <draw:line draw:style-name="gr10" draw:text-style-name="P1" draw:layer="layout" svg:x1="4.4cm" svg:y1="7.8cm" svg:x2="26.2cm" svg:y2="13.6cm">
          <text:p/>
        </draw:line>
        <draw:line draw:style-name="gr10" draw:text-style-name="P1" draw:layer="layout" svg:x1="4.5cm" svg:y1="18.4cm" svg:x2="26.3cm" svg:y2="3cm">
          <text:p/>
        </draw:line>
        <draw:line draw:style-name="gr10" draw:text-style-name="P1" draw:layer="layout" svg:x1="12.9cm" svg:y1="2.9cm" svg:x2="17.8cm" svg:y2="18.5cm">
          <text:p/>
        </draw:line>
        <draw:line draw:style-name="gr10" draw:text-style-name="P1" draw:layer="layout" svg:x1="12.9cm" svg:y1="13.5cm" svg:x2="17.8cm" svg:y2="7.9cm">
          <text:p/>
        </draw:line>
        <draw:frame draw:style-name="gr11" draw:text-style-name="P9" draw:layer="layout" svg:width="1.438cm" svg:height="0.806cm" svg:x="8.4cm" svg:y="8.6cm">
          <draw:text-box>
            <text:p text:style-name="P8"><text:span text:style-name="T5">(E0)</text:span></text:p>
          </draw:text-box>
        </draw:frame>
        <draw:frame draw:style-name="gr11" draw:text-style-name="P9" draw:layer="layout" svg:width="1.438cm" svg:height="0.806cm" svg:x="16cm" svg:y="8.5cm">
          <draw:text-box>
            <text:p text:style-name="P8"><text:span text:style-name="T5">(E1)</text:span></text:p>
          </draw:text-box>
        </draw:frame>
        <draw:frame draw:style-name="gr11" draw:text-style-name="P9" draw:layer="layout" svg:width="1.438cm" svg:height="0.806cm" svg:x="21.2cm" svg:y="5.6cm">
          <draw:text-box>
            <text:p text:style-name="P8"><text:span text:style-name="T5">(E2)</text:span></text:p>
          </draw:text-box>
        </draw:frame>
        <draw:frame draw:style-name="gr11" draw:text-style-name="P9" draw:layer="layout" svg:width="1.438cm" svg:height="0.806cm" svg:x="13.5cm" svg:y="5.6cm">
          <draw:text-box>
            <text:p text:style-name="P8"><text:span text:style-name="T5">(E3)</text:span></text:p>
          </draw:text-box>
        </draw:frame>
      </draw:page>
      <draw:page draw:name="page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0" draw:layer="layout" svg:width="8.583cm" svg:height="1.361cm" svg:x="1.5cm" svg:y="1.3cm">
          <draw:text-box>
            <text:p><text:span text:style-name="T6">Template 1:</text:span></text:p>
            <text:p><text:span text:style-name="T6">(a) Superficie não intercepta F0 e F1</text:span></text:p>
          </draw:text-box>
        </draw:frame>
        <draw:path draw:style-name="gr12" draw:text-style-name="P11" draw:layer="layout" svg:width="10.96cm" svg:height="1.005cm" draw:transform="skewX (0.00226892802759262) rotate (-1.68965324885571) translate (10.1981453491638cm 5.12149596074802cm)" svg:viewBox="0 0 10961 1006" svg:d="M0 1006c11781 3 10948-1006 10948-1006l12 99">
          <text:p/>
        </draw:path>
        <draw:path draw:style-name="gr12" draw:text-style-name="P11" draw:layer="layout" svg:width="10.869cm" svg:height="1.007cm" draw:transform="rotate (-1.69087497933211) translate (23.9016169526841cm 5.12073357504092cm)" svg:viewBox="0 0 10870 1008" svg:d="M0 1008c11684 0 10857-1008 10857-1008l12 99">
          <text:p/>
        </draw:path>
        <draw:custom-shape draw:style-name="gr13" draw:text-style-name="P11" draw:layer="layout" svg:width="0.4cm" svg:height="0.4cm" svg:x="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8.6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4cm" svg:height="0.4cm" svg:x="9.0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22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22.301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299cm" svg:x="9.0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1" draw:layer="layout" svg:width="13.299cm" svg:height="0.099cm" svg:x="9.4cm" svg:y="5cm" svg:viewBox="0 0 13300 100" svg:d="M0 0c13300 0 13300 100 13300 100">
          <text:p/>
        </draw:path>
        <draw:path draw:style-name="gr12" draw:text-style-name="P11" draw:layer="layout" svg:width="13.305cm" svg:height="0.299cm" draw:transform="rotate (0.0225147473507268) translate (8.99773795929006cm 15.899547685707cm)" svg:viewBox="0 0 13306 300" svg:d="M0 100c13303 0 13299 200 13306-100l-7 300">
          <text:p/>
        </draw:path>
        <draw:frame draw:style-name="gr3" draw:text-style-name="P12" draw:layer="layout" svg:width="1.438cm" svg:height="0.806cm" svg:x="7.4cm" svg:y="15.2cm">
          <draw:text-box>
            <text:p><text:span text:style-name="T7">(P0)</text:span></text:p>
          </draw:text-box>
        </draw:frame>
        <draw:frame draw:style-name="gr3" draw:text-style-name="P12" draw:layer="layout" svg:width="1.438cm" svg:height="0.806cm" svg:x="20.9cm" svg:y="15.1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7.7cm" svg:y="4.3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21.962cm" svg:y="4cm">
          <draw:text-box>
            <text:p><text:span text:style-name="T7">(P3)</text:span></text:p>
          </draw:text-box>
        </draw:frame>
      </draw:page>
      <draw:page draw:name="page5" draw:style-name="dp1" draw:master-page-name="Padrão">
        <draw:frame draw:style-name="gr15" draw:text-style-name="P10" draw:layer="layout" svg:width="11.6cm" svg:height="8.021cm" svg:x="1.4cm" svg:y="1.5cm">
          <draw:text-box>
            <text:p><text:span text:style-name="T6">Template 1:</text:span></text:p>
            <text:p><text:span text:style-name="T6">(a) Superficie não intercepta F0 e F1</text:span></text:p>
            <text:p><text:span text:style-name="T6"/></text:p>
            <text:p><text:span text:style-name="T6"/></text:p>
            <text:p><text:span text:style-name="T6">Edges Intercepted: </text:span></text:p>
            <text:p><text:span text:style-name="T6">E3 <text:s/>→ new point P0</text:span></text:p>
            <text:p><text:span text:style-name="T6">E1 <text:s/>→ new Point P1</text:span></text:p>
            <text:p><text:span text:style-name="T6">E11 → new Point P2</text:span></text:p>
            <text:p><text:span text:style-name="T6">E9 → new point P3</text:span></text:p>
            <text:p><text:span text:style-name="T6"/></text:p>
            <text:p><text:span text:style-name="T6">Hexahedral is subdivided in two new hexahedra:</text:span></text:p>
            <text:p><text:span text:style-name="T6"><text:s text:c="11"/></text:span><text:span text:style-name="T6">0 <text:s text:c="3"/>1 <text:s text:c="4"/>2 <text:s text:c="3"/>3 <text:s text:c="3"/>4 <text:s text:c="3"/>5 <text:s text:c="3"/>6 <text:s text:c="4"/>7</text:span></text:p>
            <text:p><text:span text:style-name="T6">H1 = (V0, V1, P1, P0, V4, V5, P3, P2)</text:span></text:p>
            <text:p><text:span text:style-name="T6">H2 = (P0, P1, V2, V3, P2, P3, V6, V7)</text:span></text:p>
          </draw:text-box>
        </draw:frame>
      </draw:page>
      <draw:page draw:name="page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5.3cm" svg:y="5.1cm">
          <draw:text-box>
            <text:p><text:span text:style-name="T3">(F4)</text:span></text:p>
          </draw:text-box>
        </draw:frame>
        <draw:frame draw:style-name="gr16" draw:text-style-name="P4" draw:layer="layout" svg:width="1.408cm" svg:height="0.806cm" svg:x="13.092cm" svg:y="16.294cm">
          <draw:text-box>
            <text:p><text:span text:style-name="T3">(F5)</text:span></text:p>
          </draw:text-box>
        </draw:frame>
        <draw:frame draw:style-name="gr3" draw:text-style-name="P10" draw:layer="layout" svg:width="8.583cm" svg:height="1.361cm" svg:x="1.5cm" svg:y="1.3cm">
          <draw:text-box>
            <text:p><text:span text:style-name="T6">Template 2:</text:span></text:p>
            <text:p><text:span text:style-name="T6">(a) Superficie não intercepta F0 e F4</text:span></text:p>
          </draw:text-box>
        </draw:frame>
        <draw:path draw:style-name="gr12" draw:text-style-name="P11" draw:layer="layout" svg:width="8.917cm" svg:height="3.847cm" draw:transform="skewX (-0.531103691381875) rotate (-2.60647470492833) translate (30.206375251892cm 11.3573172776035cm)" svg:viewBox="0 0 8918 3848" svg:d="M0 3848c9588 38 8908-3848 8908-3848l10 381">
          <text:p/>
        </draw:path>
        <draw:custom-shape draw:style-name="gr14" draw:text-style-name="P11" draw:layer="layout" svg:width="0.4cm" svg:height="0.4cm" svg:x="8.6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26.2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22.301cm" svg:y="15.6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299cm" svg:x="12.7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1" draw:layer="layout" svg:width="13.299cm" svg:height="0.099cm" svg:x="13cm" svg:y="9.1cm" svg:viewBox="0 0 13300 100" svg:d="M0 0c13300 0 13300 100 13300 100">
          <text:p/>
        </draw:path>
        <draw:path draw:style-name="gr12" draw:text-style-name="P11" draw:layer="layout" svg:width="13.305cm" svg:height="0.299cm" draw:transform="rotate (0.0225147473507268) translate (8.99773795929006cm 15.899547685707cm)" svg:viewBox="0 0 13306 300" svg:d="M0 100c13303 0 13299 200 13306-100l-7 300">
          <text:p/>
        </draw:path>
        <draw:frame draw:style-name="gr3" draw:text-style-name="P12" draw:layer="layout" svg:width="1.438cm" svg:height="0.806cm" svg:x="7.4cm" svg:y="15.2cm">
          <draw:text-box>
            <text:p><text:span text:style-name="T7">(P0)</text:span></text:p>
          </draw:text-box>
        </draw:frame>
        <draw:frame draw:style-name="gr3" draw:text-style-name="P12" draw:layer="layout" svg:width="1.438cm" svg:height="0.806cm" svg:x="20.9cm" svg:y="15.1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11.5cm" svg:y="8.39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26.3cm" svg:y="8.4cm">
          <draw:text-box>
            <text:p><text:span text:style-name="T7">(P3)</text:span></text:p>
          </draw:text-box>
        </draw:frame>
        <draw:path draw:style-name="gr12" draw:text-style-name="P11" draw:layer="layout" svg:width="8.917cm" svg:height="3.847cm" draw:transform="skewX (-0.531103691381875) rotate (-2.60647470492833) translate (16.606375251892cm 11.3573172776035cm)" svg:viewBox="0 0 8918 3848" svg:d="M0 3848c9588 38 8908-3848 8908-3848l10 381">
          <text:p/>
        </draw:path>
        <draw:custom-shape draw:style-name="gr14" draw:text-style-name="P11" draw:layer="layout" svg:width="0.4cm" svg:height="0.4cm" svg:x="22.4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8.801cm" svg:y="11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2.6cm" svg:y1="12cm" svg:x2="17.8cm" svg:y2="7.9cm">
          <text:p/>
        </draw:line>
        <draw:line draw:style-name="gr17" draw:text-style-name="P1" draw:layer="layout" svg:x1="9.1cm" svg:y1="12cm" svg:x2="4.3cm" svg:y2="7.9cm">
          <text:p/>
        </draw:line>
        <draw:frame draw:style-name="gr3" draw:text-style-name="P12" draw:layer="layout" svg:width="1.438cm" svg:height="0.806cm" svg:x="22.7cm" svg:y="11.3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9.1cm" svg:y="10.7cm">
          <draw:text-box>
            <text:p><text:span text:style-name="T7">(P4)</text:span></text:p>
          </draw:text-box>
        </draw:frame>
      </draw:page>
      <draw:page draw:name="page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line draw:style-name="gr5" draw:text-style-name="P1" draw:layer="layout" svg:x1="4.4cm" svg:y1="7.8cm" svg:x2="17.8cm" svg:y2="18.5cm">
          <text:p/>
        </draw:line>
        <draw:frame draw:style-name="gr3" draw:text-style-name="P5" draw:layer="layout" svg:width="1.438cm" svg:height="0.806cm" svg:x="8.762cm" svg:y="13.8cm">
          <draw:text-box>
            <text:p><text:span text:style-name="T4">(E1)</text:span></text:p>
          </draw:text-box>
        </draw:frame>
        <draw:line draw:style-name="gr5" draw:text-style-name="P1" draw:layer="layout" svg:x1="4.4cm" svg:y1="18.4cm" svg:x2="17.8cm" svg:y2="7.9cm">
          <text:p/>
        </draw:line>
        <draw:frame draw:style-name="gr3" draw:text-style-name="P5" draw:layer="layout" svg:width="1.438cm" svg:height="0.806cm" svg:x="9.062cm" svg:y="11.7cm">
          <draw:text-box>
            <text:p><text:span text:style-name="T4">(E0)</text:span></text:p>
          </draw:text-box>
        </draw:frame>
        <draw:frame draw:style-name="gr3" draw:text-style-name="P5" draw:layer="layout" svg:width="1.438cm" svg:height="0.806cm" svg:x="15.462cm" svg:y="10.4cm">
          <draw:text-box>
            <text:p><text:span text:style-name="T4">(E3)</text:span></text:p>
          </draw:text-box>
        </draw:frame>
        <draw:line draw:style-name="gr5" draw:text-style-name="P1" draw:layer="layout" svg:x1="12.9cm" svg:y1="13.5cm" svg:x2="26.3cm" svg:y2="3cm">
          <text:p/>
        </draw:line>
        <draw:line draw:style-name="gr5" draw:text-style-name="P1" draw:layer="layout" svg:x1="12.9cm" svg:y1="2.9cm" svg:x2="26.3cm" svg:y2="13.6cm">
          <text:p/>
        </draw:line>
        <draw:frame draw:style-name="gr3" draw:text-style-name="P5" draw:layer="layout" svg:width="1.438cm" svg:height="0.806cm" svg:x="17.562cm" svg:y="6.8cm">
          <draw:text-box>
            <text:p><text:span text:style-name="T4">(E2)</text:span></text:p>
          </draw:text-box>
        </draw:frame>
        <draw:frame draw:style-name="gr6" draw:text-style-name="P5" draw:layer="layout" svg:width="1.438cm" svg:height="1.197cm" svg:x="7.099cm" svg:y="11.666cm">
          <draw:text-box>
            <text:p><text:span text:style-name="T4">(E5)</text:span></text:p>
          </draw:text-box>
        </draw:frame>
        <draw:line draw:style-name="gr5" draw:text-style-name="P1" draw:layer="layout" svg:x1="4.3cm" svg:y1="18.5cm" svg:x2="12.9cm" svg:y2="2.9cm">
          <text:p/>
        </draw:line>
        <draw:frame draw:style-name="gr6" draw:text-style-name="P5" draw:layer="layout" svg:width="1.438cm" svg:height="1.197cm" svg:x="20.599cm" svg:y="11.666cm">
          <draw:text-box>
            <text:p><text:span text:style-name="T4">(E7)</text:span></text:p>
          </draw:text-box>
        </draw:frame>
        <draw:line draw:style-name="gr5" draw:text-style-name="P1" draw:layer="layout" svg:x1="17.8cm" svg:y1="18.5cm" svg:x2="26.4cm" svg:y2="2.9cm">
          <text:p/>
        </draw:line>
        <draw:line draw:style-name="gr5" draw:text-style-name="P1" draw:layer="layout" svg:x1="4.4cm" svg:y1="7.9cm" svg:x2="13cm" svg:y2="13.6cm">
          <text:p/>
        </draw:line>
        <draw:frame draw:style-name="gr7" draw:text-style-name="P5" draw:layer="layout" svg:width="1.438cm" svg:height="0.883cm" svg:x="8.7cm" svg:y="10.6cm">
          <draw:text-box>
            <text:p><text:span text:style-name="T4">(E4)</text:span></text:p>
          </draw:text-box>
        </draw:frame>
        <draw:line draw:style-name="gr5" draw:text-style-name="P1" draw:layer="layout" svg:x1="17.7cm" svg:y1="7.9cm" svg:x2="26.3cm" svg:y2="13.6cm">
          <text:p/>
        </draw:line>
        <draw:frame draw:style-name="gr7" draw:text-style-name="P5" draw:layer="layout" svg:width="1.438cm" svg:height="0.883cm" svg:x="22cm" svg:y="10.6cm">
          <draw:text-box>
            <text:p><text:span text:style-name="T4">(E6)</text:span></text:p>
          </draw:text-box>
        </draw:frame>
        <draw:frame draw:style-name="gr8" draw:text-style-name="P5" draw:layer="layout" svg:width="2.35cm" svg:height="0.806cm" svg:x="11.529cm" svg:y="16.297cm">
          <draw:text-box>
            <text:p><text:span text:style-name="T4">(E8)</text:span></text:p>
          </draw:text-box>
        </draw:frame>
        <draw:line draw:style-name="gr5" draw:text-style-name="P1" draw:layer="layout" svg:x1="4.4cm" svg:y1="18.4cm" svg:x2="26.3cm" svg:y2="13.6cm">
          <text:p/>
        </draw:line>
        <draw:frame draw:style-name="gr8" draw:text-style-name="P5" draw:layer="layout" svg:width="2.35cm" svg:height="0.806cm" svg:x="11.529cm" svg:y="5.697cm">
          <draw:text-box>
            <text:p><text:span text:style-name="T4">(E10)</text:span></text:p>
          </draw:text-box>
        </draw:frame>
        <draw:line draw:style-name="gr5" draw:text-style-name="P1" draw:layer="layout" svg:x1="4.4cm" svg:y1="7.8cm" svg:x2="26.3cm" svg:y2="3cm">
          <text:p/>
        </draw:line>
        <draw:frame draw:style-name="gr9" draw:text-style-name="P5" draw:layer="layout" svg:width="1.713cm" svg:height="0.84cm" svg:x="15.722cm" svg:y="5.709cm">
          <draw:text-box>
            <text:p><text:span text:style-name="T4">(E11)</text:span></text:p>
          </draw:text-box>
        </draw:frame>
        <draw:line draw:style-name="gr5" draw:text-style-name="P1" draw:layer="layout" svg:x1="17.8cm" svg:y1="7.9cm" svg:x2="13cm" svg:y2="2.9cm">
          <text:p/>
        </draw:line>
        <draw:frame draw:style-name="gr9" draw:text-style-name="P5" draw:layer="layout" svg:width="1.438cm" svg:height="0.84cm" svg:x="15.722cm" svg:y="16.309cm">
          <draw:text-box>
            <text:p><text:span text:style-name="T4">(E9)</text:span></text:p>
          </draw:text-box>
        </draw:frame>
        <draw:line draw:style-name="gr5" draw:text-style-name="P1" draw:layer="layout" svg:x1="17.8cm" svg:y1="18.5cm" svg:x2="13cm" svg:y2="13.5cm">
          <text:p/>
        </draw:lin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path draw:style-name="gr17" draw:text-style-name="P1" draw:layer="layout" svg:width="7.944cm" svg:height="6.104cm" draw:transform="rotate (0.558679893563385) translate (1.27195193424812cm 9.82325126290775cm)" svg:viewBox="0 0 7945 6105" svg:d="M0 6105h4717c4717 1 2873-6105 2873-6105">
          <text:p/>
        </draw:path>
        <draw:path draw:style-name="gr17" draw:text-style-name="P1" draw:layer="layout" svg:width="7.944cm" svg:height="6.104cm" draw:transform="rotate (0.558679893563385) translate (14.5719519342481cm 9.82325126290775cm)" svg:viewBox="0 0 7945 6105" svg:d="M0 6105h4717c4717 1 2873-6105 2873-6105">
          <text:p/>
        </draw:path>
        <draw:custom-shape draw:style-name="gr14" draw:text-style-name="P11" draw:layer="layout" svg:width="0.701cm" svg:height="0.602cm" svg:x="9.4cm" svg:y="11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7.399cm" svg:y="5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4.1cm" svg:y="1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2.7cm" svg:y="11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0.699cm" svg:y="5.5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7.4cm" svg:y="14.8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7.7cm" svg:y1="6cm" svg:x2="21.1cm" svg:y2="6cm">
          <text:p/>
        </draw:line>
        <draw:line draw:style-name="gr17" draw:text-style-name="P1" draw:layer="layout" svg:x1="4.3cm" svg:y1="15cm" svg:x2="17.7cm" svg:y2="15cm">
          <text:p/>
        </draw:line>
        <draw:frame draw:style-name="gr3" draw:text-style-name="P12" draw:layer="layout" svg:width="1.438cm" svg:height="0.806cm" svg:x="2.662cm" svg:y="15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18.062cm" svg:y="15.194cm">
          <draw:text-box>
            <text:p><text:span text:style-name="T7">(P3)</text:span></text:p>
          </draw:text-box>
        </draw:frame>
        <draw:frame draw:style-name="gr3" draw:text-style-name="P12" draw:layer="layout" svg:width="1.438cm" svg:height="0.806cm" svg:x="23.662cm" svg:y="10.8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5.7cm" svg:y="5.394cm">
          <draw:text-box>
            <text:p><text:span text:style-name="T7">(P0)</text:span></text:p>
          </draw:text-box>
        </draw:frame>
        <draw:frame draw:style-name="gr3" draw:text-style-name="P12" draw:layer="layout" svg:width="1.438cm" svg:height="0.806cm" svg:x="19.562cm" svg:y="4.894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10.3cm" svg:y="10.9cm">
          <draw:text-box>
            <text:p><text:span text:style-name="T7">(P4)</text:span></text:p>
          </draw:text-box>
        </draw:frame>
      </draw:page>
      <draw:page draw:name="page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path draw:style-name="gr17" draw:text-style-name="P1" draw:layer="layout" svg:width="7.944cm" svg:height="6.104cm" draw:transform="rotate (0.558679893563385) translate (1.27195193424812cm 9.82325126290775cm)" svg:viewBox="0 0 7945 6105" svg:d="M0 6105h4717c4717 1 2873-6105 2873-6105">
          <text:p/>
        </draw:path>
        <draw:path draw:style-name="gr17" draw:text-style-name="P1" draw:layer="layout" svg:width="7.944cm" svg:height="6.104cm" draw:transform="rotate (0.558679893563385) translate (14.5719519342481cm 9.82325126290775cm)" svg:viewBox="0 0 7945 6105" svg:d="M0 6105h4717c4717 1 2873-6105 2873-6105">
          <text:p/>
        </draw:path>
        <draw:custom-shape draw:style-name="gr14" draw:text-style-name="P11" draw:layer="layout" svg:width="0.701cm" svg:height="0.602cm" svg:x="9.4cm" svg:y="11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7.399cm" svg:y="5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4.1cm" svg:y="1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2.7cm" svg:y="11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0.699cm" svg:y="5.5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7.4cm" svg:y="14.8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4.3cm" svg:y1="15cm" svg:x2="17.7cm" svg:y2="15cm">
          <text:p/>
        </draw:line>
        <draw:frame draw:style-name="gr3" draw:text-style-name="P12" draw:layer="layout" svg:width="1.438cm" svg:height="0.806cm" svg:x="2.662cm" svg:y="15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18.062cm" svg:y="15.194cm">
          <draw:text-box>
            <text:p><text:span text:style-name="T7">(P3)</text:span></text:p>
          </draw:text-box>
        </draw:frame>
        <draw:frame draw:style-name="gr3" draw:text-style-name="P12" draw:layer="layout" svg:width="1.438cm" svg:height="0.806cm" svg:x="23.662cm" svg:y="10.8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5.7cm" svg:y="5.394cm">
          <draw:text-box>
            <text:p><text:span text:style-name="T7">(P0)</text:span></text:p>
          </draw:text-box>
        </draw:frame>
        <draw:frame draw:style-name="gr3" draw:text-style-name="P12" draw:layer="layout" svg:width="1.438cm" svg:height="0.806cm" svg:x="19.562cm" svg:y="4.894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10.3cm" svg:y="10.9cm">
          <draw:text-box>
            <text:p><text:span text:style-name="T7">(P4)</text:span></text:p>
          </draw:text-box>
        </draw:frame>
        <draw:line draw:style-name="gr17" draw:text-style-name="P1" draw:layer="layout" svg:x1="9.7cm" svg:y1="11.7cm" svg:x2="12.9cm" svg:y2="13.5cm">
          <text:p/>
        </draw:line>
        <draw:line draw:style-name="gr17" draw:text-style-name="P1" draw:layer="layout" svg:x1="23.1cm" svg:y1="11.7cm" svg:x2="26.3cm" svg:y2="13.5cm">
          <text:p/>
        </draw:line>
      </draw:page>
      <draw:page draw:name="page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11" draw:layer="layout" svg:width="0.701cm" svg:height="0.602cm" svg:x="17.5cm" svg:y="13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9.599cm" svg:y="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6.099cm" svg:y="9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2.7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4.5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7cm" svg:y1="14.1cm" svg:x2="26.4cm" svg:y2="9.4cm">
          <text:p/>
        </draw:line>
        <draw:frame draw:style-name="gr3" draw:text-style-name="P12" draw:layer="layout" svg:width="1.438cm" svg:height="0.806cm" svg:x="18.1cm" svg:y="14.09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26.7cm" svg:y="8.8cm">
          <draw:text-box>
            <text:p><text:span text:style-name="T7">(P3)</text:span></text:p>
          </draw:text-box>
        </draw:frame>
        <draw:frame draw:style-name="gr3" draw:text-style-name="P12" draw:layer="layout" svg:width="1.438cm" svg:height="0.806cm" svg:x="23.562cm" svg:y="5.5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10.062cm" svg:y="7.1cm">
          <draw:text-box>
            <text:p><text:span text:style-name="T7">(P0)</text:span></text:p>
          </draw:text-box>
        </draw:frame>
        <draw:frame draw:style-name="gr3" draw:text-style-name="P12" draw:layer="layout" svg:width="1.438cm" svg:height="0.806cm" svg:x="19.3cm" svg:y="2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12.9cm" svg:y="11.1cm">
          <draw:text-box>
            <text:p><text:span text:style-name="T7">(P4)</text:span></text:p>
          </draw:text-box>
        </draw:frame>
        <draw:line draw:style-name="gr17" draw:text-style-name="P1" draw:layer="layout" svg:x1="14.9cm" svg:y1="11.4cm" svg:x2="4.4cm" svg:y2="18.4cm">
          <text:p/>
        </draw:line>
        <draw:line draw:style-name="gr17" draw:text-style-name="P1" draw:layer="layout" svg:x1="19.9cm" svg:y1="2.9cm" svg:x2="26.3cm" svg:y2="9.3cm">
          <text:p/>
        </draw:line>
        <draw:line draw:style-name="gr17" draw:text-style-name="P1" draw:layer="layout" svg:x1="11.4cm" svg:y1="7.8cm" svg:x2="17.8cm" svg:y2="14.2cm">
          <text:p/>
        </draw:line>
        <draw:line draw:style-name="gr17" draw:text-style-name="P1" draw:layer="layout" svg:x1="22.8cm" svg:y1="5.7cm" svg:x2="12.6cm" svg:y2="13.7cm">
          <text:p/>
        </draw:line>
        <draw:line draw:style-name="gr17" draw:text-style-name="P1" draw:layer="layout" svg:x1="11.5cm" svg:y1="7.9cm" svg:x2="20.2cm" svg:y2="3.2cm">
          <text:p/>
        </draw:line>
      </draw:page>
      <draw:page draw:name="page10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11" draw:layer="layout" svg:width="0.701cm" svg:height="0.602cm" svg:x="3.9cm" svg:y="13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9.599cm" svg:y="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2.699cm" svg:y="9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5.6cm" svg:y="6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7.299cm" svg:y="10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4.3cm" svg:y1="14.1cm" svg:x2="13cm" svg:y2="9.4cm">
          <text:p/>
        </draw:line>
        <draw:frame draw:style-name="gr3" draw:text-style-name="P12" draw:layer="layout" svg:width="1.438cm" svg:height="0.806cm" svg:x="4.5cm" svg:y="14.09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13.1cm" svg:y="8.8cm">
          <draw:text-box>
            <text:p><text:span text:style-name="T7">(P3)</text:span></text:p>
          </draw:text-box>
        </draw:frame>
        <draw:frame draw:style-name="gr3" draw:text-style-name="P12" draw:layer="layout" svg:width="1.438cm" svg:height="0.806cm" svg:x="16.562cm" svg:y="6.094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10.062cm" svg:y="7.1cm">
          <draw:text-box>
            <text:p><text:span text:style-name="T7">(P0)</text:span></text:p>
          </draw:text-box>
        </draw:frame>
        <draw:frame draw:style-name="gr3" draw:text-style-name="P12" draw:layer="layout" svg:width="1.438cm" svg:height="0.806cm" svg:x="19.3cm" svg:y="2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8.1cm" svg:y="10.6cm">
          <draw:text-box>
            <text:p><text:span text:style-name="T7">(P4)</text:span></text:p>
          </draw:text-box>
        </draw:frame>
        <draw:line draw:style-name="gr17" draw:text-style-name="P1" draw:layer="layout" svg:x1="7.8cm" svg:y1="11cm" svg:x2="17.8cm" svg:y2="18.5cm">
          <text:p/>
        </draw:line>
        <draw:line draw:style-name="gr17" draw:text-style-name="P1" draw:layer="layout" svg:x1="19.9cm" svg:y1="2.9cm" svg:x2="13cm" svg:y2="9.4cm">
          <text:p/>
        </draw:line>
        <draw:line draw:style-name="gr17" draw:text-style-name="P1" draw:layer="layout" svg:x1="11.4cm" svg:y1="7.8cm" svg:x2="4.3cm" svg:y2="14.2cm">
          <text:p/>
        </draw:line>
        <draw:line draw:style-name="gr17" draw:text-style-name="P1" draw:layer="layout" svg:x1="16cm" svg:y1="6.4cm" svg:x2="26.2cm" svg:y2="13.6cm">
          <text:p/>
        </draw:line>
        <draw:line draw:style-name="gr17" draw:text-style-name="P1" draw:layer="layout" svg:x1="11.5cm" svg:y1="7.9cm" svg:x2="20.2cm" svg:y2="3.2cm">
          <text:p/>
        </draw:line>
      </draw:page>
      <draw:page draw:name="page1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11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9.8cm" svg:y="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1.1cm" svg:y="1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0.5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1.4cm" svg:y1="18.5cm" svg:x2="10.1cm" svg:y2="15.2cm">
          <text:p/>
        </draw:line>
        <draw:frame draw:style-name="gr3" draw:text-style-name="P12" draw:layer="layout" svg:width="1.438cm" svg:height="0.806cm" svg:x="8.3cm" svg:y="14.59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11.562cm" svg:y="19.1cm">
          <draw:text-box>
            <text:p><text:span text:style-name="T7">(P3)</text:span></text:p>
          </draw:text-box>
        </draw:frame>
        <draw:frame draw:style-name="gr3" draw:text-style-name="P12" draw:layer="layout" svg:width="1.438cm" svg:height="0.806cm" svg:x="11.5cm" svg:y="16.4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10.062cm" svg:y="7.1cm">
          <draw:text-box>
            <text:p><text:span text:style-name="T7">(P0)</text:span></text:p>
          </draw:text-box>
        </draw:frame>
        <draw:frame draw:style-name="gr3" draw:text-style-name="P12" draw:layer="layout" svg:width="1.438cm" svg:height="0.806cm" svg:x="9.262cm" svg:y="3.394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10.8cm" svg:y="4.9cm">
          <draw:text-box>
            <text:p><text:span text:style-name="T7">(P4)</text:span></text:p>
          </draw:text-box>
        </draw:frame>
        <draw:line draw:style-name="gr17" draw:text-style-name="P1" draw:layer="layout" svg:x1="10cm" svg:y1="4.5cm" svg:x2="10.1cm" svg:y2="14.9cm">
          <text:p/>
        </draw:line>
        <draw:line draw:style-name="gr17" draw:text-style-name="P1" draw:layer="layout" svg:x1="11.5cm" svg:y1="7.6cm" svg:x2="11.4cm" svg:y2="18.5cm">
          <text:p/>
        </draw:line>
        <draw:line draw:style-name="gr17" draw:text-style-name="P1" draw:layer="layout" svg:x1="10.8cm" svg:y1="6.2cm" svg:x2="26.2cm" svg:y2="3.1cm">
          <text:p/>
        </draw:line>
        <draw:line draw:style-name="gr17" draw:text-style-name="P1" draw:layer="layout" svg:x1="11.5cm" svg:y1="7.9cm" svg:x2="10.1cm" svg:y2="4.3cm">
          <text:p/>
        </draw:line>
        <draw:custom-shape draw:style-name="gr14" draw:text-style-name="P11" draw:layer="layout" svg:width="0.701cm" svg:height="0.602cm" svg:x="9.8cm" svg:y="1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0.5cm" svg:y="1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0.8cm" svg:y1="16.7cm" svg:x2="26.2cm" svg:y2="13.6cm">
          <text:p/>
        </draw:line>
      </draw:page>
      <draw:page draw:name="page1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11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0.9cm" svg:y="5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1.1cm" svg:y="1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5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2" draw:layer="layout" svg:width="1.438cm" svg:height="0.806cm" svg:x="11.1cm" svg:y="18.59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21.3cm" svg:y="16.9cm">
          <draw:text-box>
            <text:p><text:span text:style-name="T7">(P3)</text:span></text:p>
          </draw:text-box>
        </draw:frame>
        <draw:frame draw:style-name="gr3" draw:text-style-name="P12" draw:layer="layout" svg:width="1.438cm" svg:height="0.806cm" svg:x="15.3cm" svg:y="16.194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21.662cm" svg:y="6.2cm">
          <draw:text-box>
            <text:p><text:span text:style-name="T7">(P0)</text:span></text:p>
          </draw:text-box>
        </draw:frame>
        <draw:frame draw:style-name="gr18" draw:text-style-name="P12" draw:layer="layout" svg:width="1.438cm" svg:height="0.806cm" svg:x="10.162cm" svg:y="7.9cm">
          <draw:text-box>
            <text:p><text:span text:style-name="T7">(P1)</text:span></text:p>
          </draw:text-box>
        </draw:frame>
        <draw:frame draw:style-name="gr18" draw:text-style-name="P12" draw:layer="layout" svg:width="1.438cm" svg:height="0.806cm" svg:x="16.2cm" svg:y="5.694cm">
          <draw:text-box>
            <text:p><text:span text:style-name="T7">(P4)</text:span></text:p>
          </draw:text-box>
        </draw:frame>
        <draw:line draw:style-name="gr17" draw:text-style-name="P1" draw:layer="layout" svg:x1="21.3cm" svg:y1="6cm" svg:x2="21.4cm" svg:y2="16.4cm">
          <text:p/>
        </draw:line>
        <draw:line draw:style-name="gr17" draw:text-style-name="P1" draw:layer="layout" svg:x1="11.5cm" svg:y1="7.6cm" svg:x2="11.4cm" svg:y2="18.5cm">
          <text:p/>
        </draw:line>
        <draw:line draw:style-name="gr17" draw:text-style-name="P1" draw:layer="layout" svg:x1="15.8cm" svg:y1="7.1cm" svg:x2="13cm" svg:y2="2.8cm">
          <text:p/>
        </draw:line>
        <draw:line draw:style-name="gr17" draw:text-style-name="P1" draw:layer="layout" svg:x1="11.5cm" svg:y1="7.9cm" svg:x2="21.1cm" svg:y2="6cm">
          <text:p/>
        </draw:line>
        <draw:custom-shape draw:style-name="gr14" draw:text-style-name="P11" draw:layer="layout" svg:width="0.701cm" svg:height="0.602cm" svg:x="20.901cm" svg:y="1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5.801cm" svg:y="17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5.801cm" svg:y1="17.6cm" svg:x2="13.001cm" svg:y2="13.3cm">
          <text:p/>
        </draw:line>
        <draw:line draw:style-name="gr17" draw:text-style-name="P1" draw:layer="layout" svg:x1="11.501cm" svg:y1="18.4cm" svg:x2="21.101cm" svg:y2="16.5cm">
          <text:p/>
        </draw:line>
      </draw:page>
      <draw:page draw:name="page1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11" draw:layer="layout" svg:width="0.701cm" svg:height="0.602cm" svg:x="16.8cm" svg:y="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0.9cm" svg:y="5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8.799cm" svg:y="4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438cm" svg:height="0.806cm" svg:x="21.8cm" svg:y="5.69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21.3cm" svg:y="16.9cm">
          <draw:text-box>
            <text:p><text:span text:style-name="T7">(P3)</text:span></text:p>
          </draw:text-box>
        </draw:frame>
        <draw:frame draw:style-name="gr3" draw:text-style-name="P12" draw:layer="layout" svg:width="1.438cm" svg:height="0.806cm" svg:x="18.562cm" svg:y="15.394cm">
          <draw:text-box>
            <text:p><text:span text:style-name="T7">(P5)</text:span></text:p>
          </draw:text-box>
        </draw:frame>
        <draw:frame draw:style-name="gr20" draw:text-style-name="P12" draw:layer="layout" svg:width="1.438cm" svg:height="0.806cm" svg:x="17.662cm" svg:y="2.2cm">
          <draw:text-box>
            <text:p><text:span text:style-name="T7">(P0)</text:span></text:p>
          </draw:text-box>
        </draw:frame>
        <draw:frame draw:style-name="gr18" draw:text-style-name="P12" draw:layer="layout" svg:width="1.438cm" svg:height="0.806cm" svg:x="15.3cm" svg:y="12.6cm">
          <draw:text-box>
            <text:p><text:span text:style-name="T7">(P1)</text:span></text:p>
          </draw:text-box>
        </draw:frame>
        <draw:frame draw:style-name="gr21" draw:text-style-name="P12" draw:layer="layout" svg:width="1.438cm" svg:height="0.806cm" svg:x="17.8cm" svg:y="4.9cm">
          <draw:text-box>
            <text:p><text:span text:style-name="T7">(P4)</text:span></text:p>
          </draw:text-box>
        </draw:frame>
        <draw:line draw:style-name="gr17" draw:text-style-name="P1" draw:layer="layout" svg:x1="21.3cm" svg:y1="6cm" svg:x2="21.4cm" svg:y2="16.4cm">
          <text:p/>
        </draw:line>
        <draw:line draw:style-name="gr17" draw:text-style-name="P1" draw:layer="layout" svg:x1="17.1cm" svg:y1="3cm" svg:x2="17cm" svg:y2="13.9cm">
          <text:p/>
        </draw:line>
        <draw:line draw:style-name="gr17" draw:text-style-name="P1" draw:layer="layout" svg:x1="4.4cm" svg:y1="7.8cm" svg:x2="18.9cm" svg:y2="4.4cm">
          <text:p/>
        </draw:line>
        <draw:line draw:style-name="gr17" draw:text-style-name="P1" draw:layer="layout" svg:x1="17.1cm" svg:y1="2.9cm" svg:x2="21.1cm" svg:y2="6cm">
          <text:p/>
        </draw:line>
        <draw:custom-shape draw:style-name="gr14" draw:text-style-name="P11" draw:layer="layout" svg:width="0.701cm" svg:height="0.602cm" svg:x="16.801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0.901cm" svg:y="1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8.8cm" svg:y="14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4.401cm" svg:y1="18.5cm" svg:x2="18.901cm" svg:y2="15.1cm">
          <text:p/>
        </draw:line>
        <draw:line draw:style-name="gr17" draw:text-style-name="P1" draw:layer="layout" svg:x1="17.101cm" svg:y1="13.6cm" svg:x2="21.101cm" svg:y2="16.7cm">
          <text:p/>
        </draw:line>
      </draw:page>
      <draw:page draw:name="page1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11" draw:layer="layout" svg:width="0.701cm" svg:height="0.602cm" svg:x="16.8cm" svg:y="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9.6cm" svg:y="4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3.1cm" svg:y="3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438cm" svg:height="0.806cm" svg:x="17.4cm" svg:y="2.688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16.9cm" svg:y="13.894cm">
          <draw:text-box>
            <text:p><text:span text:style-name="T7">(P3)</text:span></text:p>
          </draw:text-box>
        </draw:frame>
        <draw:frame draw:style-name="gr3" draw:text-style-name="P12" draw:layer="layout" svg:width="1.438cm" svg:height="0.806cm" svg:x="14.2cm" svg:y="14.594cm">
          <draw:text-box>
            <text:p><text:span text:style-name="T7">(P5)</text:span></text:p>
          </draw:text-box>
        </draw:frame>
        <draw:frame draw:style-name="gr20" draw:text-style-name="P12" draw:layer="layout" svg:width="1.438cm" svg:height="0.806cm" svg:x="8.1cm" svg:y="3.894cm">
          <draw:text-box>
            <text:p><text:span text:style-name="T7">(P0)</text:span></text:p>
          </draw:text-box>
        </draw:frame>
        <draw:frame draw:style-name="gr18" draw:text-style-name="P12" draw:layer="layout" svg:width="1.438cm" svg:height="0.806cm" svg:x="8.5cm" svg:y="14.2cm">
          <draw:text-box>
            <text:p><text:span text:style-name="T7">(P1)</text:span></text:p>
          </draw:text-box>
        </draw:frame>
        <draw:frame draw:style-name="gr21" draw:text-style-name="P12" draw:layer="layout" svg:width="1.438cm" svg:height="0.806cm" svg:x="13.262cm" svg:y="4.1cm">
          <draw:text-box>
            <text:p><text:span text:style-name="T7">(P4)</text:span></text:p>
          </draw:text-box>
        </draw:frame>
        <draw:line draw:style-name="gr17" draw:text-style-name="P1" draw:layer="layout" svg:x1="10.2cm" svg:y1="4.5cm" svg:x2="10.3cm" svg:y2="14.9cm">
          <text:p/>
        </draw:line>
        <draw:line draw:style-name="gr17" draw:text-style-name="P1" draw:layer="layout" svg:x1="17.1cm" svg:y1="3cm" svg:x2="17cm" svg:y2="13.9cm">
          <text:p/>
        </draw:line>
        <draw:line draw:style-name="gr17" draw:text-style-name="P1" draw:layer="layout" svg:x1="17.7cm" svg:y1="8cm" svg:x2="13.5cm" svg:y2="3.9cm">
          <text:p/>
        </draw:line>
        <draw:line draw:style-name="gr17" draw:text-style-name="P1" draw:layer="layout" svg:x1="17.1cm" svg:y1="2.9cm" svg:x2="9.8cm" svg:y2="4.8cm">
          <text:p/>
        </draw:line>
        <draw:custom-shape draw:style-name="gr14" draw:text-style-name="P11" draw:layer="layout" svg:width="0.701cm" svg:height="0.602cm" svg:x="16.801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599cm" svg:height="0.602cm" svg:x="10.101cm" svg:y="14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4.199cm" svg:y="13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7cm" svg:y1="18.4cm" svg:x2="14.5cm" svg:y2="14.2cm">
          <text:p/>
        </draw:line>
        <draw:line draw:style-name="gr17" draw:text-style-name="P1" draw:layer="layout" svg:x1="17.101cm" svg:y1="13.6cm" svg:x2="10.4cm" svg:y2="14.9cm">
          <text:p/>
        </draw:line>
      </draw:page>
      <draw:page draw:name="page1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11" draw:layer="layout" svg:width="0.701cm" svg:height="0.602cm" svg:x="6.999cm" svg:y="13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8.6cm" svg:y="15.4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4.1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7.4cm" svg:y="14.3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4.3cm" svg:y1="14.5cm" svg:x2="17.7cm" svg:y2="14.5cm">
          <text:p/>
        </draw:line>
        <draw:frame draw:style-name="gr3" draw:text-style-name="P12" draw:layer="layout" svg:width="1.438cm" svg:height="0.806cm" svg:x="2.662cm" svg:y="15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17.762cm" svg:y="15.1cm">
          <draw:text-box>
            <text:p><text:span text:style-name="T7">(P3)</text:span></text:p>
          </draw:text-box>
        </draw:frame>
        <draw:frame draw:style-name="gr19" draw:text-style-name="P12" draw:layer="layout" svg:width="1.438cm" svg:height="0.806cm" svg:x="21.4cm" svg:y="13.294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8.7cm" svg:y="16.194cm">
          <draw:text-box>
            <text:p><text:span text:style-name="T7">(P0)</text:span></text:p>
          </draw:text-box>
        </draw:frame>
        <draw:frame draw:style-name="gr3" draw:text-style-name="P12" draw:layer="layout" svg:width="1.438cm" svg:height="0.806cm" svg:x="21.862cm" svg:y="16.8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7.762cm" svg:y="13.3cm">
          <draw:text-box>
            <text:p><text:span text:style-name="T7">(P4)</text:span></text:p>
          </draw:text-box>
        </draw:frame>
        <draw:line draw:style-name="gr17" draw:text-style-name="P1" draw:layer="layout" svg:x1="7.4cm" svg:y1="14.3cm" svg:x2="12.9cm" svg:y2="3.1cm">
          <text:p/>
        </draw:line>
        <draw:line draw:style-name="gr17" draw:text-style-name="P1" draw:layer="layout" svg:x1="20.5cm" svg:y1="14.3cm" svg:x2="26.3cm" svg:y2="3.2cm">
          <text:p/>
        </draw:line>
        <draw:path draw:style-name="gr17" draw:text-style-name="P1" draw:layer="layout" svg:width="3.725cm" svg:height="2.939cm" draw:transform="rotate (0.372104196525191) translate (4.4cm 14.5cm)" svg:viewBox="0 0 3726 2940" svg:d="M0 0c4401 0 3683 2940 3683 2940">
          <text:p/>
        </draw:path>
        <draw:custom-shape draw:style-name="gr14" draw:text-style-name="P11" draw:layer="layout" svg:width="0.701cm" svg:height="0.602cm" svg:x="20.299cm" svg:y="13.9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1.9cm" svg:y="15.4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7.4cm" svg:y="14.3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3.725cm" svg:height="2.939cm" draw:transform="rotate (0.372104196525191) translate (17.7cm 14.501cm)" svg:viewBox="0 0 3726 2940" svg:d="M0 0c4401 0 3683 2940 3683 2940">
          <text:p/>
        </draw:path>
      </draw:page>
      <draw:page draw:name="page1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11" draw:layer="layout" svg:width="0.701cm" svg:height="0.602cm" svg:x="13cm" svg:y="15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9.7cm" svg:y="18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1.438cm" svg:height="0.806cm" svg:x="16.9cm" svg:y="14.3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26.162cm" svg:y="9.594cm">
          <draw:text-box>
            <text:p><text:span text:style-name="T7">(P3)</text:span></text:p>
          </draw:text-box>
        </draw:frame>
        <draw:frame draw:style-name="gr19" draw:text-style-name="P12" draw:layer="layout" svg:width="1.438cm" svg:height="0.806cm" svg:x="22.2cm" svg:y="11.1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9.262cm" svg:y="18.894cm">
          <draw:text-box>
            <text:p><text:span text:style-name="T7">(P0)</text:span></text:p>
          </draw:text-box>
        </draw:frame>
        <draw:frame draw:style-name="gr3" draw:text-style-name="P12" draw:layer="layout" svg:width="1.438cm" svg:height="0.806cm" svg:x="17.9cm" svg:y="12.4cm">
          <draw:text-box>
            <text:p><text:span text:style-name="T7">(P1)</text:span></text:p>
          </draw:text-box>
        </draw:frame>
        <draw:frame draw:style-name="gr18" draw:text-style-name="P12" draw:layer="layout" svg:width="1.438cm" svg:height="0.806cm" svg:x="13.5cm" svg:y="15.8cm">
          <draw:text-box>
            <text:p><text:span text:style-name="T7">(P4)</text:span></text:p>
          </draw:text-box>
        </draw:frame>
        <draw:line draw:style-name="gr17" draw:text-style-name="P1" draw:layer="layout" svg:x1="13.5cm" svg:y1="16cm" svg:x2="4.5cm" svg:y2="7.8cm">
          <text:p/>
        </draw:line>
        <draw:line draw:style-name="gr17" draw:text-style-name="P1" draw:layer="layout" svg:x1="21.9cm" svg:y1="11.4cm" svg:x2="12.9cm" svg:y2="2.9cm">
          <text:p/>
        </draw:line>
        <draw:custom-shape draw:style-name="gr14" draw:text-style-name="P11" draw:layer="layout" svg:width="0.701cm" svg:height="0.602cm" svg:x="17.4cm" svg:y="13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8.871cm" svg:height="2.203cm" draw:transform="rotate (-2.85780211721552) translate (18.5171213158296cm 16.0158726351285cm)" svg:viewBox="0 0 8872 2204" svg:d="M0 2204c5000 0 8872-2204 8872-2204">
          <text:p/>
        </draw:path>
        <draw:custom-shape draw:style-name="gr14" draw:text-style-name="P11" draw:layer="layout" svg:width="0.701cm" svg:height="0.602cm" svg:x="13cm" svg:y="15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9.7cm" svg:y="18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7.4cm" svg:y="13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8.871cm" svg:height="2.203cm" draw:transform="rotate (-2.85780211721552) translate (18.5171213158296cm 16.0168726351284cm)" svg:viewBox="0 0 8872 2204" svg:d="M0 2204c5000 0 8872-2204 8872-2204">
          <text:p/>
        </draw:path>
        <draw:custom-shape draw:style-name="gr14" draw:text-style-name="P11" draw:layer="layout" svg:width="0.701cm" svg:height="0.602cm" svg:x="21.5cm" svg:y="10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8.2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5.9cm" svg:y="8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8.871cm" svg:height="2.203cm" draw:transform="rotate (-2.85780211721552) translate (27.0171213158296cm 11.1178726351284cm)" svg:viewBox="0 0 8872 2204" svg:d="M0 2204c5000 0 8872-2204 8872-2204">
          <text:p/>
        </draw:path>
      </draw:page>
      <draw:page draw:name="page1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frame draw:style-name="gr22" draw:text-style-name="P12" draw:layer="layout" svg:width="1.438cm" svg:height="0.806cm" svg:x="26.862cm" svg:y="7.19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13.362cm" svg:y="6.4cm">
          <draw:text-box>
            <text:p><text:span text:style-name="T7">(P3)</text:span></text:p>
          </draw:text-box>
        </draw:frame>
        <draw:frame draw:style-name="gr19" draw:text-style-name="P12" draw:layer="layout" svg:width="1.438cm" svg:height="0.806cm" svg:x="8.462cm" svg:y="10.8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21.662cm" svg:y="17.094cm">
          <draw:text-box>
            <text:p><text:span text:style-name="T7">(P0)</text:span></text:p>
          </draw:text-box>
        </draw:frame>
        <draw:frame draw:style-name="gr20" draw:text-style-name="P12" draw:layer="layout" svg:width="1.438cm" svg:height="0.806cm" svg:x="6.3cm" svg:y="15.394cm">
          <draw:text-box>
            <text:p><text:span text:style-name="T7">(P1)</text:span></text:p>
          </draw:text-box>
        </draw:frame>
        <draw:frame draw:style-name="gr20" draw:text-style-name="P12" draw:layer="layout" svg:width="1.438cm" svg:height="0.806cm" svg:x="22.4cm" svg:y="12.2cm">
          <draw:text-box>
            <text:p><text:span text:style-name="T7">(P4)</text:span></text:p>
          </draw:text-box>
        </draw:frame>
        <draw:line draw:style-name="gr17" draw:text-style-name="P1" draw:layer="layout" svg:x1="22.4cm" svg:y1="12.1cm" svg:x2="17.7cm" svg:y2="7.9cm">
          <text:p/>
        </draw:line>
        <draw:custom-shape draw:style-name="gr14" draw:text-style-name="P11" draw:layer="layout" svg:width="0.701cm" svg:height="0.602cm" svg:x="25.999cm" svg:y="6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8.711cm" svg:height="5.56cm" draw:transform="rotate (-2.63282917663345) translate (29.1085960930065cm 12.1564087942899cm)" svg:viewBox="0 0 8712 5561" svg:d="M0 5561c5954 0 8712-5561 8712-5561">
          <text:p/>
        </draw:path>
        <draw:custom-shape draw:style-name="gr14" draw:text-style-name="P11" draw:layer="layout" svg:width="0.701cm" svg:height="0.602cm" svg:x="22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20.999cm" svg:y="15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9.1cm" svg:y1="12.101cm" svg:x2="4.4cm" svg:y2="7.901cm">
          <text:p/>
        </draw:line>
        <draw:custom-shape draw:style-name="gr14" draw:text-style-name="P11" draw:layer="layout" svg:width="0.701cm" svg:height="0.602cm" svg:x="12.699cm" svg:y="6.9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8.711cm" svg:height="5.56cm" draw:transform="rotate (-2.63282917663345) translate (15.8085960930065cm 12.1574087942899cm)" svg:viewBox="0 0 8712 5561" svg:d="M0 5561c5954 0 8712-5561 8712-5561">
          <text:p/>
        </draw:path>
        <draw:custom-shape draw:style-name="gr14" draw:text-style-name="P11" draw:layer="layout" svg:width="0.701cm" svg:height="0.602cm" svg:x="7.699cm" svg:y="15.9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8.7cm" svg:y="11.8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frame draw:style-name="gr22" draw:text-style-name="P12" draw:layer="layout" svg:width="1.438cm" svg:height="0.806cm" svg:x="2.7cm" svg:y="11.09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13.362cm" svg:y="6.4cm">
          <draw:text-box>
            <text:p><text:span text:style-name="T7">(P3)</text:span></text:p>
          </draw:text-box>
        </draw:frame>
        <draw:frame draw:style-name="gr23" draw:text-style-name="P12" draw:layer="layout" svg:width="1.438cm" svg:height="0.906cm" svg:x="18.2cm" svg:y="8.994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12.4cm" svg:y="18.594cm">
          <draw:text-box>
            <text:p><text:span text:style-name="T7">(P0)</text:span></text:p>
          </draw:text-box>
        </draw:frame>
        <draw:frame draw:style-name="gr20" draw:text-style-name="P12" draw:layer="layout" svg:width="1.438cm" svg:height="0.806cm" svg:x="20.262cm" svg:y="13.794cm">
          <draw:text-box>
            <text:p><text:span text:style-name="T7">(P1)</text:span></text:p>
          </draw:text-box>
        </draw:frame>
        <draw:frame draw:style-name="gr20" draw:text-style-name="P12" draw:layer="layout" svg:width="1.438cm" svg:height="0.806cm" svg:x="7.462cm" svg:y="14.8cm">
          <draw:text-box>
            <text:p><text:span text:style-name="T7">(P4)</text:span></text:p>
          </draw:text-box>
        </draw:frame>
        <draw:line draw:style-name="gr17" draw:text-style-name="P1" draw:layer="layout" svg:x1="17.8cm" svg:y1="7.9cm" svg:x2="9.2cm" svg:y2="14.1cm">
          <text:p/>
        </draw:line>
        <draw:custom-shape draw:style-name="gr14" draw:text-style-name="P11" draw:layer="layout" svg:width="0.701cm" svg:height="0.602cm" svg:x="12cm" svg:y="18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4.099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8.899cm" svg:y="13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9.37cm" svg:height="3.942cm" draw:transform="rotate (-0.282568805897882) translate (4.50000000042417cm 11.9999999985391cm)" svg:viewBox="0 0 9371 3943" svg:d="M0 0c6456 0 9371 3943 9371 3943">
          <text:p/>
        </draw:path>
        <draw:custom-shape draw:style-name="gr14" draw:text-style-name="P11" draw:layer="layout" svg:width="0.701cm" svg:height="0.602cm" svg:x="20.4cm" svg:y="13.2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2.499cm" svg:y="7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17.299cm" svg:y="9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9.37cm" svg:height="3.942cm" draw:transform="rotate (-0.282568805897882) translate (12.9000000004242cm 7.20099999853906cm)" svg:viewBox="0 0 9371 3943" svg:d="M0 0c6456 0 9371 3943 9371 3943">
          <text:p/>
        </draw:path>
        <draw:line draw:style-name="gr17" draw:text-style-name="P1" draw:layer="layout" svg:x1="26.3cm" svg:y1="3cm" svg:x2="17.7cm" svg:y2="9.2cm">
          <text:p/>
        </draw:line>
      </draw:page>
      <draw:page draw:name="page1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6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6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6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6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6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6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6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6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7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7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7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7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7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7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7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7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7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7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7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7"><text:span text:style-name="T2">(E3)</text:span></text:p>
          </draw:text-box>
        </draw:frame>
        <draw:line draw:style-name="gr10" draw:text-style-name="P1" draw:layer="layout" svg:x1="4.4cm" svg:y1="7.8cm" svg:x2="26.2cm" svg:y2="13.6cm">
          <text:p/>
        </draw:line>
        <draw:line draw:style-name="gr10" draw:text-style-name="P1" draw:layer="layout" svg:x1="4.5cm" svg:y1="18.4cm" svg:x2="26.3cm" svg:y2="3cm">
          <text:p/>
        </draw:line>
        <draw:line draw:style-name="gr10" draw:text-style-name="P1" draw:layer="layout" svg:x1="12.9cm" svg:y1="2.9cm" svg:x2="17.8cm" svg:y2="18.5cm">
          <text:p/>
        </draw:line>
        <draw:line draw:style-name="gr10" draw:text-style-name="P1" draw:layer="layout" svg:x1="12.9cm" svg:y1="13.5cm" svg:x2="17.8cm" svg:y2="7.9cm">
          <text:p/>
        </draw:line>
        <draw:frame draw:style-name="gr11" draw:text-style-name="P9" draw:layer="layout" svg:width="1.438cm" svg:height="0.806cm" svg:x="8.4cm" svg:y="8.6cm">
          <draw:text-box>
            <text:p text:style-name="P8"><text:span text:style-name="T5">(E0)</text:span></text:p>
          </draw:text-box>
        </draw:frame>
        <draw:frame draw:style-name="gr11" draw:text-style-name="P9" draw:layer="layout" svg:width="1.438cm" svg:height="0.806cm" svg:x="16cm" svg:y="8.5cm">
          <draw:text-box>
            <text:p text:style-name="P8"><text:span text:style-name="T5">(E1)</text:span></text:p>
          </draw:text-box>
        </draw:frame>
        <draw:frame draw:style-name="gr11" draw:text-style-name="P9" draw:layer="layout" svg:width="1.438cm" svg:height="0.806cm" svg:x="21.2cm" svg:y="5.6cm">
          <draw:text-box>
            <text:p text:style-name="P8"><text:span text:style-name="T5">(E2)</text:span></text:p>
          </draw:text-box>
        </draw:frame>
        <draw:frame draw:style-name="gr11" draw:text-style-name="P9" draw:layer="layout" svg:width="1.438cm" svg:height="0.806cm" svg:x="13.5cm" svg:y="5.6cm">
          <draw:text-box>
            <text:p text:style-name="P8"><text:span text:style-name="T5">(E3)</text:span></text:p>
          </draw:text-box>
        </draw:frame>
        <draw:path draw:style-name="gr24" draw:text-style-name="P1" draw:layer="layout" svg:width="1.141cm" svg:height="1.26cm" draw:transform="rotate (-0.245044226980004) translate (7.10000000094879cm 6.29999999620589cm)" svg:viewBox="0 0 1142 1261" svg:d="M0 0c1237 0 1140 1261 1140 1261">
          <text:p/>
        </draw:path>
        <draw:path draw:style-name="gr24" draw:text-style-name="P1" draw:layer="layout" svg:width="6.335cm" svg:height="4.44cm" draw:transform="rotate (-1.42890105860776) translate (7.90000000000107cm 7.89999999999985cm)" svg:viewBox="0 0 6336 4441" svg:d="M0 0c1414 0 6336 4441 6336 4441">
          <text:p/>
        </draw:path>
        <draw:path draw:style-name="gr24" draw:text-style-name="P1" draw:layer="layout" svg:width="7.847cm" svg:height="3.449cm" draw:transform="skewX (-0.138230076757951) rotate (-1.48248266664398) translate (7.1018244013683cm 6.3cm)" svg:viewBox="0 0 7848 3450" svg:d="M0 0c1752 0 7848 3450 7848 3450">
          <text:p/>
        </draw:path>
        <draw:custom-shape draw:style-name="gr14" draw:text-style-name="P11" draw:layer="layout" svg:width="0.701cm" svg:height="0.602cm" svg:x="3.999cm" svg:y="14.4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7.6cm" svg:y="7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6.799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6.399cm" svg:y="10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5.899cm" svg:y="9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7.5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01cm" svg:height="0.602cm" svg:x="6.899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6.7cm" svg:y1="11.1cm" svg:x2="17.8cm" svg:y2="18.5cm">
          <text:p/>
        </draw:line>
        <draw:line draw:style-name="gr17" draw:text-style-name="P1" draw:layer="layout" svg:x1="6.3cm" svg:y1="10.067cm" svg:x2="13cm" svg:y2="13.5cm">
          <text:p/>
        </draw:line>
        <draw:line draw:style-name="gr17" draw:text-style-name="P1" draw:layer="layout" svg:x1="7.9cm" svg:y1="6.9cm" svg:x2="26.2cm" svg:y2="3.1cm">
          <text:p/>
        </draw:line>
        <draw:line draw:style-name="gr17" draw:text-style-name="P1" draw:layer="layout" svg:x1="6.3cm" svg:y1="10cm" svg:x2="7.3cm" svg:y2="8.7cm">
          <text:p/>
        </draw:line>
        <draw:line draw:style-name="gr17" draw:text-style-name="P1" draw:layer="layout" svg:x1="7.3cm" svg:y1="8.7cm" svg:x2="6.8cm" svg:y2="10.9cm">
          <text:p/>
        </draw:line>
        <draw:line draw:style-name="gr17" draw:text-style-name="P1" draw:layer="layout" svg:x1="7.9cm" svg:y1="6.8cm" svg:x2="7.3cm" svg:y2="8.8cm">
          <text:p/>
        </draw:line>
        <draw:frame draw:style-name="gr3" draw:text-style-name="P12" draw:layer="layout" svg:width="1.438cm" svg:height="0.806cm" svg:x="4.462cm" svg:y="15.194cm">
          <draw:text-box>
            <text:p><text:span text:style-name="T7">(P0)</text:span></text:p>
          </draw:text-box>
        </draw:frame>
        <draw:frame draw:style-name="gr3" draw:text-style-name="P12" draw:layer="layout" svg:width="1.438cm" svg:height="0.806cm" svg:x="8.262cm" svg:y="7.194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5.862cm" svg:y="4.69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6.362cm" svg:y="11.694cm">
          <draw:text-box>
            <text:p><text:span text:style-name="T7">(P3)</text:span></text:p>
          </draw:text-box>
        </draw:frame>
        <draw:frame draw:style-name="gr3" draw:text-style-name="P12" draw:layer="layout" svg:width="1.438cm" svg:height="0.806cm" svg:x="4.3cm" svg:y="9.694cm">
          <draw:text-box>
            <text:p><text:span text:style-name="T7">(P4)</text:span></text:p>
          </draw:text-box>
        </draw:frame>
        <draw:frame draw:style-name="gr3" draw:text-style-name="P12" draw:layer="layout" svg:width="1.438cm" svg:height="0.806cm" svg:x="8.262cm" svg:y="6.2cm">
          <draw:text-box>
            <text:p><text:span text:style-name="T7">(P5)</text:span></text:p>
          </draw:text-box>
        </draw:frame>
        <draw:frame draw:style-name="gr3" draw:text-style-name="P12" draw:layer="layout" svg:width="1.438cm" svg:height="0.806cm" svg:x="6.9cm" svg:y="8.9cm">
          <draw:text-box>
            <text:p><text:span text:style-name="T7">(P6)</text:span></text:p>
          </draw:text-box>
        </draw:frame>
      </draw:page>
      <draw:page draw:name="page20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6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6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6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6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6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6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6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6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7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7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7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7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7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7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7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7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7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7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7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7"><text:span text:style-name="T2">(E3)</text:span></text:p>
          </draw:text-box>
        </draw:frame>
        <draw:custom-shape draw:style-name="gr25" draw:text-style-name="P11" draw:layer="Layout" svg:width="0.701cm" svg:height="0.602cm" svg:x="17.499cm" svg:y="11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9.099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2.3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4.199cm" svg:y="10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8.899cm" svg:y="9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5.999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6cm" svg:y="8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4.4cm" svg:y1="10.5cm" svg:x2="4.4cm" svg:y2="18.5cm">
          <text:p/>
        </draw:line>
        <draw:line draw:style-name="gr17" draw:text-style-name="P1" draw:layer="layout" svg:x1="19.5cm" svg:y1="10.1cm" svg:x2="26.2cm" svg:y2="13.533cm">
          <text:p/>
        </draw:line>
        <draw:line draw:style-name="gr17" draw:text-style-name="P1" draw:layer="layout" svg:x1="16.5cm" svg:y1="7.1cm" svg:x2="12.9cm" svg:y2="3cm">
          <text:p/>
        </draw:line>
        <draw:line draw:style-name="gr17" draw:text-style-name="P1" draw:layer="layout" svg:x1="14.6cm" svg:y1="10.5cm" svg:x2="16.4cm" svg:y2="8.9cm">
          <text:p/>
        </draw:line>
        <draw:line draw:style-name="gr17" draw:text-style-name="P1" draw:layer="layout" svg:x1="16.3cm" svg:y1="9cm" svg:x2="19.3cm" svg:y2="9.9cm">
          <text:p/>
        </draw:line>
        <draw:line draw:style-name="gr17" draw:text-style-name="P1" draw:layer="layout" svg:x1="16.5cm" svg:y1="6.9cm" svg:x2="16.3cm" svg:y2="9.1cm">
          <text:p/>
        </draw:line>
        <draw:frame draw:style-name="gr3" draw:text-style-name="P12" draw:layer="layout" svg:width="1.438cm" svg:height="0.806cm" svg:x="17.662cm" svg:y="12.3cm">
          <draw:text-box>
            <text:p text:style-name="P7"><text:span text:style-name="T7">(P0)</text:span></text:p>
          </draw:text-box>
        </draw:frame>
        <draw:frame draw:style-name="gr3" draw:text-style-name="P12" draw:layer="layout" svg:width="1.438cm" svg:height="0.806cm" svg:x="19.9cm" svg:y="6.494cm">
          <draw:text-box>
            <text:p text:style-name="P7"><text:span text:style-name="T7">(P1)</text:span></text:p>
          </draw:text-box>
        </draw:frame>
        <draw:frame draw:style-name="gr3" draw:text-style-name="P12" draw:layer="layout" svg:width="1.438cm" svg:height="0.806cm" svg:x="12.162cm" svg:y="6.794cm">
          <draw:text-box>
            <text:p text:style-name="P7"><text:span text:style-name="T7">(P2)</text:span></text:p>
          </draw:text-box>
        </draw:frame>
        <draw:frame draw:style-name="gr3" draw:text-style-name="P12" draw:layer="layout" svg:width="1.438cm" svg:height="0.806cm" svg:x="19.2cm" svg:y="10.1cm">
          <draw:text-box>
            <text:p text:style-name="P7"><text:span text:style-name="T7">(P3)</text:span></text:p>
          </draw:text-box>
        </draw:frame>
        <draw:frame draw:style-name="gr18" draw:text-style-name="P12" draw:layer="layout" svg:width="1.438cm" svg:height="0.806cm" svg:x="13cm" svg:y="10.8cm">
          <draw:text-box>
            <text:p text:style-name="P7"><text:span text:style-name="T7">(P4)</text:span></text:p>
          </draw:text-box>
        </draw:frame>
        <draw:frame draw:style-name="gr3" draw:text-style-name="P12" draw:layer="layout" svg:width="1.438cm" svg:height="0.806cm" svg:x="16.4cm" svg:y="6.294cm">
          <draw:text-box>
            <text:p text:style-name="P7"><text:span text:style-name="T7">(P5)</text:span></text:p>
          </draw:text-box>
        </draw:frame>
        <draw:frame draw:style-name="gr3" draw:text-style-name="P12" draw:layer="layout" svg:width="1.438cm" svg:height="0.806cm" svg:x="14.7cm" svg:y="8.394cm">
          <draw:text-box>
            <text:p text:style-name="P7"><text:span text:style-name="T7">(P6)</text:span></text:p>
          </draw:text-box>
        </draw:frame>
        <draw:path draw:style-name="gr24" draw:text-style-name="P1" draw:layer="layout" svg:width="5.381cm" svg:height="3.468cm" draw:transform="rotate (3.03931635942292) translate (17.7999999983577cm 11.9000000160017cm)" svg:viewBox="0 0 5382 3469" svg:d="M0 0c3920 0 5382 3469 5382 3469">
          <text:p/>
        </draw:path>
        <draw:path draw:style-name="gr24" draw:text-style-name="P1" draw:layer="layout" svg:width="6.482cm" svg:height="2.281cm" draw:transform="rotate (0.484503400353626) translate (12.7cm 7.9cm)" svg:viewBox="0 0 6483 2282" svg:d="M0 0c2147 0 6483 2282 6483 2282">
          <text:p/>
        </draw:path>
        <draw:path draw:style-name="gr24" draw:text-style-name="P1" draw:layer="layout" svg:width="2.027cm" svg:height="4.875cm" draw:transform="rotate (0.066497044500984) translate (17.4760001291562cm 7.03478874024775cm)" svg:viewBox="0 0 2028 4876" svg:d="M0 4876c1503 0 2028-4876 2028-4876">
          <text:p/>
        </draw:path>
        <draw:line draw:style-name="gr17" draw:text-style-name="P1" draw:layer="layout" svg:x1="16.3cm" svg:y1="8.9cm" svg:x2="12.9cm" svg:y2="13.4cm">
          <text:p/>
        </draw:line>
      </draw:page>
      <draw:page draw:name="page2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6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6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6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6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6"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6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6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7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7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7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7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7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7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7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7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7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7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7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7"><text:span text:style-name="T2">(E3)</text:span></text:p>
          </draw:text-box>
        </draw:frame>
        <draw:custom-shape draw:style-name="gr25" draw:text-style-name="P11" draw:layer="Layout" svg:width="0.701cm" svg:height="0.5cm" svg:x="25.899cm" svg:y="7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22.299cm" svg:y="4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21.9cm" svg:y="2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23.899cm" svg:y="5.4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24.099cm" svg:y="6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21.9cm" svg:y="3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5cm" svg:x="23cm" svg:y="5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4.3cm" svg:y1="5.9cm" svg:x2="12.9cm" svg:y2="13.4cm">
          <text:p/>
        </draw:line>
        <draw:line draw:style-name="gr17" draw:text-style-name="P1" draw:layer="layout" svg:x1="24.6cm" svg:y1="6.8cm" svg:x2="17.8cm" svg:y2="18.4cm">
          <text:p/>
        </draw:line>
        <draw:line draw:style-name="gr17" draw:text-style-name="P1" draw:layer="layout" svg:x1="22.4cm" svg:y1="4.4cm" svg:x2="4.5cm" svg:y2="7.8cm">
          <text:p/>
        </draw:line>
        <draw:line draw:style-name="gr17" draw:text-style-name="P1" draw:layer="layout" svg:x1="24.4cm" svg:y1="7cm" svg:x2="23.4cm" svg:y2="5.4cm">
          <text:p/>
        </draw:line>
        <draw:line draw:style-name="gr17" draw:text-style-name="P1" draw:layer="layout" svg:x1="23.3cm" svg:y1="5.3cm" svg:x2="24.4cm" svg:y2="5.9cm">
          <text:p/>
        </draw:line>
        <draw:line draw:style-name="gr17" draw:text-style-name="P1" draw:layer="layout" svg:x1="22.3cm" svg:y1="4.2cm" svg:x2="23.3cm" svg:y2="5.3cm">
          <text:p/>
        </draw:line>
        <draw:frame draw:style-name="gr3" draw:text-style-name="P12" draw:layer="layout" svg:width="1.438cm" svg:height="0.806cm" svg:x="26.5cm" svg:y="7.9cm">
          <draw:text-box>
            <text:p text:style-name="P7"><text:span text:style-name="T7">(P0)</text:span></text:p>
          </draw:text-box>
        </draw:frame>
        <draw:frame draw:style-name="gr3" draw:text-style-name="P12" draw:layer="layout" svg:width="1.438cm" svg:height="0.806cm" svg:x="22.4cm" svg:y="2cm">
          <draw:text-box>
            <text:p text:style-name="P7"><text:span text:style-name="T7">(P1)</text:span></text:p>
          </draw:text-box>
        </draw:frame>
        <draw:frame draw:style-name="gr3" draw:text-style-name="P12" draw:layer="layout" svg:width="1.438cm" svg:height="0.806cm" svg:x="21.2cm" svg:y="5.5cm">
          <draw:text-box>
            <text:p text:style-name="P7"><text:span text:style-name="T7">(P2)</text:span></text:p>
          </draw:text-box>
        </draw:frame>
        <draw:frame draw:style-name="gr3" draw:text-style-name="P12" draw:layer="layout" svg:width="1.438cm" svg:height="0.806cm" svg:x="23.9cm" svg:y="4.5cm">
          <draw:text-box>
            <text:p text:style-name="P7"><text:span text:style-name="T7">(P3)</text:span></text:p>
          </draw:text-box>
        </draw:frame>
        <draw:frame draw:style-name="gr21" draw:text-style-name="P12" draw:layer="layout" svg:width="1.438cm" svg:height="0.806cm" svg:x="23.362cm" svg:y="7.094cm">
          <draw:text-box>
            <text:p text:style-name="P7"><text:span text:style-name="T7">(P4)</text:span></text:p>
          </draw:text-box>
        </draw:frame>
        <draw:frame draw:style-name="gr3" draw:text-style-name="P12" draw:layer="layout" svg:width="1.438cm" svg:height="0.806cm" svg:x="20.462cm" svg:y="3.7cm">
          <draw:text-box>
            <text:p text:style-name="P7"><text:span text:style-name="T7">(P5)</text:span></text:p>
          </draw:text-box>
        </draw:frame>
        <draw:frame draw:style-name="gr20" draw:text-style-name="P12" draw:layer="layout" svg:width="1.438cm" svg:height="0.806cm" svg:x="22.662cm" svg:y="4.594cm">
          <draw:text-box>
            <text:p text:style-name="P7"><text:span text:style-name="T7">(P6)</text:span></text:p>
          </draw:text-box>
        </draw:frame>
        <draw:path draw:style-name="gr24" draw:text-style-name="P1" draw:layer="layout" svg:width="1.732cm" svg:height="1.286cm" draw:transform="rotate (-1.97571271325758) translate (23.3827853404433cm 3.50694244443691cm)" svg:viewBox="0 0 1733 1287" svg:d="M0 1287c762 0 1733-1287 1733-1287">
          <text:p/>
        </draw:path>
        <draw:path draw:style-name="gr24" draw:text-style-name="P1" draw:layer="layout" svg:width="2.719cm" svg:height="3.541cm" draw:transform="rotate (-2.81992847244724) translate (26.4000000007991cm 7.60000000239807cm)" svg:viewBox="0 0 2720 3542" svg:d="M0 0c1265 0 2720 3542 2720 3542">
          <text:p/>
        </draw:path>
        <draw:path draw:style-name="gr24" draw:text-style-name="P1" draw:layer="layout" svg:width="3.319cm" svg:height="5.972cm" draw:transform="skewX (0.283790536374278) rotate (-2.65237686425578) translate (26.4cm 7.5311268715524cm)" svg:viewBox="0 0 3320 5973" svg:d="M0 0c1543 0 3320 5973 3320 5973">
          <text:p/>
        </draw:path>
        <draw:frame draw:style-name="gr3" draw:text-style-name="P2" draw:layer="layout" svg:width="1.7cm" svg:height="0.962cm" svg:x="17.7cm" svg:y="7.8cm">
          <draw:text-box>
            <text:p text:style-name="P6"><text:span text:style-name="T1">(V1)</text:span></text:p>
          </draw:text-box>
        </draw:frame>
      </draw:page>
      <draw:page draw:name="page2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6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6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6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6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6"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6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6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7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7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7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7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7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7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7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7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7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7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7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7"><text:span text:style-name="T2">(E3)</text:span></text:p>
          </draw:text-box>
        </draw:frame>
        <draw:custom-shape draw:style-name="gr25" draw:text-style-name="P11" draw:layer="Layout" svg:width="0.701cm" svg:height="0.6cm" svg:x="12.599cm" svg:y="10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8.599cm" svg:y="4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7.199cm" svg:y="2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0.6cm" svg:y="8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6.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4.399cm" svg:y="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5cm" svg:x="13.699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4.1cm" svg:y1="7.2cm" svg:x2="17.7cm" svg:y2="18.4cm">
          <text:p/>
        </draw:line>
        <draw:line draw:style-name="gr17" draw:text-style-name="P1" draw:layer="layout" svg:x1="16.6cm" svg:y1="7.3cm" svg:x2="26.2cm" svg:y2="13.5cm">
          <text:p/>
        </draw:line>
        <draw:line draw:style-name="gr17" draw:text-style-name="P1" draw:layer="layout" svg:x1="14.8cm" svg:y1="4.4cm" svg:x2="17.8cm" svg:y2="7.8cm">
          <text:p/>
        </draw:line>
        <draw:line draw:style-name="gr17" draw:text-style-name="P1" draw:layer="layout" svg:x1="16.5cm" svg:y1="7.4cm" svg:x2="14.1cm" svg:y2="7.3cm">
          <text:p/>
        </draw:line>
        <draw:line draw:style-name="gr17" draw:text-style-name="P1" draw:layer="layout" svg:x1="11.1cm" svg:y1="8.3cm" svg:x2="14.1cm" svg:y2="7.3cm">
          <text:p/>
        </draw:line>
        <draw:line draw:style-name="gr17" draw:text-style-name="P1" draw:layer="layout" svg:x1="14.5cm" svg:y1="4.5cm" svg:x2="13.9cm" svg:y2="7.2cm">
          <text:p/>
        </draw:line>
        <draw:frame draw:style-name="gr3" draw:text-style-name="P12" draw:layer="layout" svg:width="1.438cm" svg:height="0.806cm" svg:x="11cm" svg:y="10.8cm">
          <draw:text-box>
            <text:p text:style-name="P7"><text:span text:style-name="T7">(P0)</text:span></text:p>
          </draw:text-box>
        </draw:frame>
        <draw:frame draw:style-name="gr3" draw:text-style-name="P12" draw:layer="layout" svg:width="1.438cm" svg:height="0.806cm" svg:x="6.7cm" svg:y="4.5cm">
          <draw:text-box>
            <text:p text:style-name="P7"><text:span text:style-name="T7">(P1)</text:span></text:p>
          </draw:text-box>
        </draw:frame>
        <draw:frame draw:style-name="gr3" draw:text-style-name="P12" draw:layer="layout" svg:width="1.438cm" svg:height="0.806cm" svg:x="17.662cm" svg:y="1.9cm">
          <draw:text-box>
            <text:p text:style-name="P7"><text:span text:style-name="T7">(P2)</text:span></text:p>
          </draw:text-box>
        </draw:frame>
        <draw:frame draw:style-name="gr3" draw:text-style-name="P12" draw:layer="layout" svg:width="1.438cm" svg:height="0.806cm" svg:x="8.9cm" svg:y="8.394cm">
          <draw:text-box>
            <text:p text:style-name="P7"><text:span text:style-name="T7">(P3)</text:span></text:p>
          </draw:text-box>
        </draw:frame>
        <draw:frame draw:style-name="gr21" draw:text-style-name="P12" draw:layer="layout" svg:width="1.438cm" svg:height="0.806cm" svg:x="16.962cm" svg:y="6.7cm">
          <draw:text-box>
            <text:p text:style-name="P7"><text:span text:style-name="T7">(P4)</text:span></text:p>
          </draw:text-box>
        </draw:frame>
        <draw:frame draw:style-name="gr3" draw:text-style-name="P12" draw:layer="layout" svg:width="1.438cm" svg:height="0.806cm" svg:x="14.462cm" svg:y="3.5cm">
          <draw:text-box>
            <text:p text:style-name="P7"><text:span text:style-name="T7">(P5)</text:span></text:p>
          </draw:text-box>
        </draw:frame>
        <draw:frame draw:style-name="gr20" draw:text-style-name="P12" draw:layer="layout" svg:width="1.438cm" svg:height="0.806cm" svg:x="14cm" svg:y="6.394cm">
          <draw:text-box>
            <text:p text:style-name="P7"><text:span text:style-name="T7">(P6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6"><text:span text:style-name="T1">(V1)</text:span></text:p>
          </draw:text-box>
        </draw:frame>
        <draw:path draw:style-name="gr24" draw:text-style-name="P1" draw:layer="layout" svg:width="5.099cm" svg:height="7.295cm" draw:transform="rotate (-1.91951311134336) translate (17.5cm 2.9cm)" svg:viewBox="0 0 5100 7296" svg:d="M0 0c2341 0 5066 7203 5066 7203l34 93">
          <text:p/>
        </draw:path>
        <draw:path draw:style-name="gr24" draw:text-style-name="P1" draw:layer="layout" svg:width="6.05cm" svg:height="7.325cm" draw:transform="rotate (0.160744824108678) translate (11.6274431728282cm 3.86841290770507cm)" svg:viewBox="0 0 6051 7326" svg:d="M0 7326c3748 0 6051-7326 6051-7326">
          <text:p/>
        </draw:path>
        <draw:path draw:style-name="gr24" draw:text-style-name="P1" draw:layer="layout" svg:width="6.35cm" svg:height="3.236cm" draw:transform="rotate (-1.4463543511277) translate (12.1117246328256cm 4.7982506934134cm)" svg:viewBox="0 0 6351 3237" svg:d="M0 3237c806 0 6351-3237 6351-3237">
          <text:p/>
        </draw:path>
        <draw:line draw:style-name="gr17" draw:text-style-name="P1" draw:layer="layout" svg:x1="11cm" svg:y1="8.4cm" svg:x2="4.4cm" svg:y2="18.4cm">
          <text:p/>
        </draw:line>
      </draw:page>
      <draw:page draw:name="page2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6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6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6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6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6"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6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6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7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7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7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7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7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7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7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7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7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7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7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7"><text:span text:style-name="T2">(E3)</text:span></text:p>
          </draw:text-box>
        </draw:frame>
        <draw:custom-shape draw:style-name="gr25" draw:text-style-name="P11" draw:layer="Layout" svg:width="0.701cm" svg:height="0.6cm" svg:x="3.999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0.999cm" svg:y="17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9.7cm" svg:y="14.7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0.999cm" svg:y="15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8.299cm" svg:y="13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8.6cm" svg:y="14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5cm" svg:x="9.299cm" svg:y="1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7cm" svg:y1="7.9cm" svg:x2="9.1cm" svg:y2="14.7cm">
          <text:p/>
        </draw:line>
        <draw:line draw:style-name="gr17" draw:text-style-name="P1" draw:layer="layout" svg:x1="8.8cm" svg:y1="13.9cm" svg:x2="12.9cm" svg:y2="3cm">
          <text:p/>
        </draw:line>
        <draw:line draw:style-name="gr17" draw:text-style-name="P1" draw:layer="layout" svg:x1="8.7cm" svg:y1="13.7cm" svg:x2="9.8cm" svg:y2="14.5cm">
          <text:p/>
        </draw:line>
        <draw:line draw:style-name="gr17" draw:text-style-name="P1" draw:layer="layout" svg:x1="9cm" svg:y1="14.9cm" svg:x2="9.6cm" svg:y2="14.6cm">
          <text:p/>
        </draw:line>
        <draw:line draw:style-name="gr17" draw:text-style-name="P1" draw:layer="layout" svg:x1="11.3cm" svg:y1="15.5cm" svg:x2="9.7cm" svg:y2="14.4cm">
          <text:p/>
        </draw:line>
        <draw:line draw:style-name="gr17" draw:text-style-name="P1" draw:layer="layout" svg:x1="9.7cm" svg:y1="14.5cm" svg:x2="4.3cm" svg:y2="12.2cm">
          <text:p/>
        </draw:line>
        <draw:frame draw:style-name="gr3" draw:text-style-name="P12" draw:layer="layout" svg:width="1.438cm" svg:height="0.806cm" svg:x="2.4cm" svg:y="11.9cm">
          <draw:text-box>
            <text:p text:style-name="P7"><text:span text:style-name="T7">(P0)</text:span></text:p>
          </draw:text-box>
        </draw:frame>
        <draw:frame draw:style-name="gr3" draw:text-style-name="P12" draw:layer="layout" svg:width="1.438cm" svg:height="0.806cm" svg:x="9.1cm" svg:y="17.6cm">
          <draw:text-box>
            <text:p text:style-name="P7"><text:span text:style-name="T7">(P1)</text:span></text:p>
          </draw:text-box>
        </draw:frame>
        <draw:frame draw:style-name="gr3" draw:text-style-name="P12" draw:layer="layout" svg:width="1.438cm" svg:height="0.806cm" svg:x="10.163cm" svg:y="14cm">
          <draw:text-box>
            <text:p text:style-name="P7"><text:span text:style-name="T7">(P2)</text:span></text:p>
          </draw:text-box>
        </draw:frame>
        <draw:frame draw:style-name="gr3" draw:text-style-name="P12" draw:layer="layout" svg:width="1.438cm" svg:height="0.806cm" svg:x="7.562cm" svg:y="15.494cm">
          <draw:text-box>
            <text:p text:style-name="P7"><text:span text:style-name="T7">(P3)</text:span></text:p>
          </draw:text-box>
        </draw:frame>
        <draw:frame draw:style-name="gr21" draw:text-style-name="P12" draw:layer="layout" svg:width="1.438cm" svg:height="0.806cm" svg:x="7.6cm" svg:y="11.994cm">
          <draw:text-box>
            <text:p text:style-name="P7"><text:span text:style-name="T7">(P4)</text:span></text:p>
          </draw:text-box>
        </draw:frame>
        <draw:frame draw:style-name="gr3" draw:text-style-name="P12" draw:layer="layout" svg:width="1.438cm" svg:height="0.806cm" svg:x="12.1cm" svg:y="15.9cm">
          <draw:text-box>
            <text:p text:style-name="P7"><text:span text:style-name="T7">(P5)</text:span></text:p>
          </draw:text-box>
        </draw:frame>
        <draw:frame draw:style-name="gr20" draw:text-style-name="P12" draw:layer="layout" svg:width="1.438cm" svg:height="0.806cm" svg:x="9.462cm" svg:y="13.394cm">
          <draw:text-box>
            <text:p text:style-name="P7"><text:span text:style-name="T7">(P6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6"><text:span text:style-name="T1">(V1)</text:span></text:p>
          </draw:text-box>
        </draw:frame>
        <draw:line draw:style-name="gr17" draw:text-style-name="P1" draw:layer="layout" svg:x1="26.2cm" svg:y1="3.1cm" svg:x2="9.7cm" svg:y2="14.5cm">
          <text:p/>
        </draw:line>
        <draw:path draw:style-name="gr24" draw:text-style-name="P1" draw:layer="layout" svg:width="6.899cm" svg:height="6.399cm" svg:x="4.4cm" svg:y="12cm" svg:viewBox="0 0 6900 6400" svg:d="M0 0c3900 0 6900 6400 6900 6400l-100-100">
          <text:p/>
        </draw:path>
        <draw:path draw:style-name="gr24" draw:text-style-name="P1" draw:layer="layout" svg:width="2.899cm" svg:height="5.799cm" draw:transform="rotate (0.643502895210309) translate (4.3cm 12.2cm)" svg:viewBox="0 0 2900 5800" svg:d="M0 0c1500 0 2900 5800 2900 5800">
          <text:p/>
        </draw:path>
        <draw:path draw:style-name="gr24" draw:text-style-name="P1" draw:layer="layout" svg:width="1.312cm" svg:height="3.603cm" draw:transform="rotate (0.507018147704353) translate (9.65023304583326cm 15.349823229032cm)" svg:viewBox="0 0 1313 3604" svg:d="M514 0c2060 0-514 3604-514 3604">
          <text:p/>
        </draw:path>
        <draw:line draw:style-name="gr17" draw:text-style-name="P1" draw:layer="layout" svg:x1="26.2cm" svg:y1="13.6cm" svg:x2="11.4cm" svg:y2="15.6cm">
          <text:p/>
        </draw:line>
      </draw:page>
      <draw:page draw:name="page2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6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6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6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6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6"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6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6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7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7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7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7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7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7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7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7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7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7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7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7"><text:span text:style-name="T2">(E3)</text:span></text:p>
          </draw:text-box>
        </draw:frame>
        <draw:custom-shape draw:style-name="gr25" draw:text-style-name="P11" draw:layer="Layout" svg:width="0.701cm" svg:height="0.6cm" svg:x="17.599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6.9cm" svg:y="18.2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20.799cm" svg:y="12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5.7cm" svg:y="16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1.099cm" svg:y="14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23.499cm" svg:y="14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5cm" svg:x="15.5cm" svg:y="14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6.3cm" svg:y1="3cm" svg:x2="20.9cm" svg:y2="12.7cm">
          <text:p/>
        </draw:line>
        <draw:line draw:style-name="gr17" draw:text-style-name="P1" draw:layer="layout" svg:x1="15.8cm" svg:y1="14.5cm" svg:x2="12.9cm" svg:y2="2.9cm">
          <text:p/>
        </draw:line>
        <draw:line draw:style-name="gr17" draw:text-style-name="P1" draw:layer="layout" svg:x1="15.9cm" svg:y1="14.4cm" svg:x2="21.1cm" svg:y2="12.5cm">
          <text:p/>
        </draw:line>
        <draw:line draw:style-name="gr17" draw:text-style-name="P1" draw:layer="layout" svg:x1="16.1cm" svg:y1="16.5cm" svg:x2="15.9cm" svg:y2="14.4cm">
          <text:p/>
        </draw:line>
        <draw:line draw:style-name="gr17" draw:text-style-name="P1" draw:layer="layout" svg:x1="15.9cm" svg:y1="14.4cm" svg:x2="11.5cm" svg:y2="14.5cm">
          <text:p/>
        </draw:line>
        <draw:line draw:style-name="gr17" draw:text-style-name="P1" draw:layer="layout" svg:x1="11.2cm" svg:y1="14.3cm" svg:x2="4.4cm" svg:y2="7.8cm">
          <text:p/>
        </draw:line>
        <draw:frame draw:style-name="gr3" draw:text-style-name="P12" draw:layer="layout" svg:width="1.438cm" svg:height="0.806cm" svg:x="16cm" svg:y="10.1cm">
          <draw:text-box>
            <text:p text:style-name="P7"><text:span text:style-name="T7">(P0)</text:span></text:p>
          </draw:text-box>
        </draw:frame>
        <draw:frame draw:style-name="gr3" draw:text-style-name="P12" draw:layer="layout" svg:width="1.438cm" svg:height="0.806cm" svg:x="24.3cm" svg:y="14.994cm">
          <draw:text-box>
            <text:p text:style-name="P7"><text:span text:style-name="T7">(P1)</text:span></text:p>
          </draw:text-box>
        </draw:frame>
        <draw:frame draw:style-name="gr3" draw:text-style-name="P12" draw:layer="layout" svg:width="1.438cm" svg:height="0.806cm" svg:x="6.4cm" svg:y="18.694cm">
          <draw:text-box>
            <text:p text:style-name="P7"><text:span text:style-name="T7">(P2)</text:span></text:p>
          </draw:text-box>
        </draw:frame>
        <draw:frame draw:style-name="gr3" draw:text-style-name="P12" draw:layer="layout" svg:width="1.438cm" svg:height="0.806cm" svg:x="21.662cm" svg:y="11.5cm">
          <draw:text-box>
            <text:p text:style-name="P7"><text:span text:style-name="T7">(P3)</text:span></text:p>
          </draw:text-box>
        </draw:frame>
        <draw:frame draw:style-name="gr26" draw:text-style-name="P12" draw:layer="layout" svg:width="1.438cm" svg:height="0.806cm" svg:x="10cm" svg:y="13.794cm">
          <draw:text-box>
            <text:p text:style-name="P7"><text:span text:style-name="T7">(P4)</text:span></text:p>
          </draw:text-box>
        </draw:frame>
        <draw:frame draw:style-name="gr3" draw:text-style-name="P12" draw:layer="layout" svg:width="1.438cm" svg:height="0.806cm" svg:x="14.262cm" svg:y="15.794cm">
          <draw:text-box>
            <text:p text:style-name="P7"><text:span text:style-name="T7">(P5)</text:span></text:p>
          </draw:text-box>
        </draw:frame>
        <draw:frame draw:style-name="gr20" draw:text-style-name="P12" draw:layer="layout" svg:width="1.438cm" svg:height="0.806cm" svg:x="14.9cm" svg:y="13.494cm">
          <draw:text-box>
            <text:p text:style-name="P7"><text:span text:style-name="T7">(P6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6"><text:span text:style-name="T1">(V1)</text:span></text:p>
          </draw:text-box>
        </draw:frame>
        <draw:line draw:style-name="gr17" draw:text-style-name="P1" draw:layer="layout" svg:x1="16.1cm" svg:y1="16.3cm" svg:x2="12.9cm" svg:y2="13.6cm">
          <text:p/>
        </draw:line>
        <draw:path draw:style-name="gr24" draw:text-style-name="P1" draw:layer="layout" svg:width="12.077cm" svg:height="6.313cm" draw:transform="rotate (-2.96688519546516) translate (18.8974612604352cm 16.4176661469365cm)" svg:viewBox="0 0 12078 6314" svg:d="M0 6314c3453 0 12078-6297 12078-6297l-116 81 18-98">
          <text:p/>
        </draw:path>
        <draw:path draw:style-name="gr24" draw:text-style-name="P1" draw:layer="layout" svg:width="5.999cm" svg:height="4.999cm" svg:x="17.8cm" svg:y="10.1cm" svg:viewBox="0 0 6000 5000" svg:d="M0 0c1300 0 6000 5000 6000 5000v-100l-100 100">
          <text:p/>
        </draw:path>
        <draw:path draw:style-name="gr24" draw:text-style-name="P1" draw:layer="layout" svg:width="12.147cm" svg:height="12.091cm" draw:transform="skewX (-1.01438509818826E-016) rotate (0.982794901798007) translate (7.1cm 18.5cm)" svg:viewBox="0 0 12148 12092" svg:d="M0 0c1082 0 12148 12092 12148 12092l-194-110">
          <text:p/>
        </draw:path>
      </draw:page>
      <draw:page draw:name="page2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6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6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6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6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6"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6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6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7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7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7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7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7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7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7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7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7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7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7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7"><text:span text:style-name="T2">(E3)</text:span></text:p>
          </draw:text-box>
        </draw:frame>
        <draw:custom-shape draw:style-name="gr25" draw:text-style-name="P11" draw:layer="Layout" svg:width="0.701cm" svg:height="0.6cm" svg:x="19.699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9.3cm" svg:y="1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9.7cm" svg:y="11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6.2cm" svg:y="13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7.599cm" svg:y="15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26cm" svg:y="5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cm" svg:x="21.999cm" svg:y="12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2.9cm" svg:y1="3cm" svg:x2="19.9cm" svg:y2="10.5cm">
          <text:p/>
        </draw:line>
        <draw:line draw:style-name="gr17" draw:text-style-name="P1" draw:layer="layout" svg:x1="20.1cm" svg:y1="12.2cm" svg:x2="4.5cm" svg:y2="7.8cm">
          <text:p/>
        </draw:line>
        <draw:line draw:style-name="gr17" draw:text-style-name="P1" draw:layer="layout" svg:x1="4.4cm" svg:y1="18.4cm" svg:x2="18cm" svg:y2="15.4cm">
          <text:p/>
        </draw:line>
        <draw:line draw:style-name="gr17" draw:text-style-name="P1" draw:layer="layout" svg:x1="17.9cm" svg:y1="15.4cm" svg:x2="20.1cm" svg:y2="12.1cm">
          <text:p/>
        </draw:line>
        <draw:line draw:style-name="gr17" draw:text-style-name="P1" draw:layer="layout" svg:x1="19.9cm" svg:y1="10.5cm" svg:x2="20.1cm" svg:y2="12.3cm">
          <text:p/>
        </draw:line>
        <draw:line draw:style-name="gr17" draw:text-style-name="P1" draw:layer="layout" svg:x1="22.5cm" svg:y1="12.9cm" svg:x2="17.7cm" svg:y2="7.8cm">
          <text:p/>
        </draw:line>
        <draw:frame draw:style-name="gr3" draw:text-style-name="P12" draw:layer="layout" svg:width="1.438cm" svg:height="0.806cm" svg:x="26.562cm" svg:y="5.694cm">
          <draw:text-box>
            <text:p text:style-name="P7"><text:span text:style-name="T7">(P0)</text:span></text:p>
          </draw:text-box>
        </draw:frame>
        <draw:frame draw:style-name="gr18" draw:text-style-name="P12" draw:layer="layout" svg:width="1.438cm" svg:height="0.806cm" svg:x="15.762cm" svg:y="12.394cm">
          <draw:text-box>
            <text:p text:style-name="P7"><text:span text:style-name="T7">(P1)</text:span></text:p>
          </draw:text-box>
        </draw:frame>
        <draw:frame draw:style-name="gr27" draw:text-style-name="P12" draw:layer="layout" svg:width="1.438cm" svg:height="0.806cm" svg:x="20cm" svg:y="17.494cm">
          <draw:text-box>
            <text:p text:style-name="P7"><text:span text:style-name="T7">(P2)</text:span></text:p>
          </draw:text-box>
        </draw:frame>
        <draw:frame draw:style-name="gr3" draw:text-style-name="P12" draw:layer="layout" svg:width="1.438cm" svg:height="0.806cm" svg:x="19.9cm" svg:y="9.194cm">
          <draw:text-box>
            <text:p text:style-name="P7"><text:span text:style-name="T7">(P3)</text:span></text:p>
          </draw:text-box>
        </draw:frame>
        <draw:frame draw:style-name="gr28" draw:text-style-name="P12" draw:layer="layout" svg:width="1.6cm" svg:height="0.806cm" svg:x="22.1cm" svg:y="13.2cm">
          <draw:text-box>
            <text:p text:style-name="P7"><text:span text:style-name="T7">(P4)</text:span></text:p>
          </draw:text-box>
        </draw:frame>
        <draw:frame draw:style-name="gr20" draw:text-style-name="P12" draw:layer="layout" svg:width="1.438cm" svg:height="0.806cm" svg:x="16.5cm" svg:y="15.594cm">
          <draw:text-box>
            <text:p text:style-name="P7"><text:span text:style-name="T7">(P5)</text:span></text:p>
          </draw:text-box>
        </draw:frame>
        <draw:frame draw:style-name="gr20" draw:text-style-name="P12" draw:layer="layout" svg:width="1.438cm" svg:height="0.806cm" svg:x="18.462cm" svg:y="11.894cm">
          <draw:text-box>
            <text:p text:style-name="P7"><text:span text:style-name="T7">(P6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6"><text:span text:style-name="T1">(V1)</text:span></text:p>
          </draw:text-box>
        </draw:frame>
        <draw:line draw:style-name="gr17" draw:text-style-name="P1" draw:layer="layout" svg:x1="22.5cm" svg:y1="12.6cm" svg:x2="20cm" svg:y2="12.2cm">
          <text:p/>
        </draw:line>
        <draw:path draw:style-name="gr24" draw:text-style-name="P1" draw:layer="layout" svg:width="12.204cm" svg:height="5.218cm" draw:transform="rotate (-2.51275052409624) translate (29.4701346962438cm 10.3210283936254cm)" svg:viewBox="0 0 12205 5219" svg:d="M0 5219c1360 1 12205-5219 12205-5219l-140 22">
          <text:p/>
        </draw:path>
        <draw:path draw:style-name="gr24" draw:text-style-name="P1" draw:layer="layout" svg:width="0.706cm" svg:height="5.232cm" draw:transform="rotate (-2.35619449019234) translate (20.1cm 17.1cm)" svg:viewBox="0 0 707 5233" svg:d="M0 5233c141 0 707-5233 707-5233">
          <text:p/>
        </draw:path>
        <draw:path draw:style-name="gr24" draw:text-style-name="P1" draw:layer="layout" svg:width="11.629cm" svg:height="3.941cm" draw:transform="skewX (-8.12580236210779E-017) rotate (0.973544656762437) translate (16.4999999919097cm 13.5999999944977cm)" svg:viewBox="0 0 11630 3942" svg:d="M0 0c3023 0 11630 3942 11630 3942">
          <text:p/>
        </draw:path>
      </draw:page>
      <draw:page draw:name="page2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6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6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6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6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6"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6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6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7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7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7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7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7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7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7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7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7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7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7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7"><text:span text:style-name="T2">(E3)</text:span></text:p>
          </draw:text-box>
        </draw:frame>
        <draw:custom-shape draw:style-name="gr25" draw:text-style-name="P11" draw:layer="Layout" svg:width="0.701cm" svg:height="0.6cm" svg:x="9.599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21.3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4.1cm" svg:y="10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6.499cm" svg:y="1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4.6cm" svg:y="14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02cm" svg:x="12.6cm" svg:y="5.4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01cm" svg:height="0.6cm" svg:x="18.7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9cm" svg:y1="9.5cm" svg:x2="26.2cm" svg:y2="3.1cm">
          <text:p/>
        </draw:line>
        <draw:line draw:style-name="gr17" draw:text-style-name="P1" draw:layer="layout" svg:x1="10cm" svg:y1="10.7cm" svg:x2="4.6cm" svg:y2="7.8cm">
          <text:p/>
        </draw:line>
        <draw:line draw:style-name="gr17" draw:text-style-name="P1" draw:layer="layout" svg:x1="17.9cm" svg:y1="7.7cm" svg:x2="14.8cm" svg:y2="10.9cm">
          <text:p/>
        </draw:line>
        <draw:line draw:style-name="gr17" draw:text-style-name="P1" draw:layer="layout" svg:x1="14.5cm" svg:y1="10.7cm" svg:x2="9.9cm" svg:y2="10.5cm">
          <text:p/>
        </draw:line>
        <draw:line draw:style-name="gr17" draw:text-style-name="P1" draw:layer="layout" svg:x1="14.6cm" svg:y1="10.6cm" svg:x2="14.8cm" svg:y2="14.8cm">
          <text:p/>
        </draw:line>
        <draw:line draw:style-name="gr17" draw:text-style-name="P1" draw:layer="layout" svg:x1="17.8cm" svg:y1="18.4cm" svg:x2="15cm" svg:y2="15.1cm">
          <text:p/>
        </draw:line>
        <draw:frame draw:style-name="gr3" draw:text-style-name="P12" draw:layer="layout" svg:width="1.438cm" svg:height="0.806cm" svg:x="13.162cm" svg:y="5.194cm">
          <draw:text-box>
            <text:p text:style-name="P7"><text:span text:style-name="T7">(P0)</text:span></text:p>
          </draw:text-box>
        </draw:frame>
        <draw:frame draw:style-name="gr18" draw:text-style-name="P12" draw:layer="layout" svg:width="1.438cm" svg:height="0.806cm" svg:x="5.962cm" svg:y="15.994cm">
          <draw:text-box>
            <text:p text:style-name="P7"><text:span text:style-name="T7">(P1)</text:span></text:p>
          </draw:text-box>
        </draw:frame>
        <draw:frame draw:style-name="gr27" draw:text-style-name="P12" draw:layer="layout" svg:width="1.438cm" svg:height="0.806cm" svg:x="22cm" svg:y="13.594cm">
          <draw:text-box>
            <text:p text:style-name="P7"><text:span text:style-name="T7">(P2)</text:span></text:p>
          </draw:text-box>
        </draw:frame>
        <draw:frame draw:style-name="gr3" draw:text-style-name="P12" draw:layer="layout" svg:width="1.438cm" svg:height="0.806cm" svg:x="8cm" svg:y="10.4cm">
          <draw:text-box>
            <text:p text:style-name="P7"><text:span text:style-name="T7">(P3)</text:span></text:p>
          </draw:text-box>
        </draw:frame>
        <draw:frame draw:style-name="gr28" draw:text-style-name="P12" draw:layer="layout" svg:width="1.6cm" svg:height="0.806cm" svg:x="19.2cm" svg:y="8.694cm">
          <draw:text-box>
            <text:p text:style-name="P7"><text:span text:style-name="T7">(P4)</text:span></text:p>
          </draw:text-box>
        </draw:frame>
        <draw:frame draw:style-name="gr20" draw:text-style-name="P12" draw:layer="layout" svg:width="1.438cm" svg:height="0.806cm" svg:x="14.6cm" svg:y="15.4cm">
          <draw:text-box>
            <text:p text:style-name="P7"><text:span text:style-name="T7">(P5)</text:span></text:p>
          </draw:text-box>
        </draw:frame>
        <draw:frame draw:style-name="gr20" draw:text-style-name="P12" draw:layer="layout" svg:width="1.438cm" svg:height="0.806cm" svg:x="13.862cm" svg:y="11.494cm">
          <draw:text-box>
            <text:p text:style-name="P7"><text:span text:style-name="T7">(P6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6"><text:span text:style-name="T1">(V1)</text:span></text:p>
          </draw:text-box>
        </draw:frame>
        <draw:line draw:style-name="gr17" draw:text-style-name="P1" draw:layer="layout" svg:x1="19.1cm" svg:y1="9.8cm" svg:x2="14.4cm" svg:y2="10.8cm">
          <text:p/>
        </draw:line>
        <draw:path draw:style-name="gr24" draw:text-style-name="P1" draw:layer="layout" svg:width="9.577cm" svg:height="8.684cm" draw:transform="skewX (4.47827206124038E-017) rotate (-2.79863545557291) translate (15.8204836136429cm 13.879077533927cm)" svg:viewBox="0 0 9578 8685" svg:d="M0 8685c1487 0 9578-8685 9578-8685">
          <text:p/>
        </draw:path>
        <draw:path draw:style-name="gr24" draw:text-style-name="P1" draw:layer="layout" svg:width="14.999cm" svg:height="3.499cm" svg:x="6.7cm" svg:y="13.6cm" svg:viewBox="0 0 15000 3500" svg:d="M0 3500c300 0 15000-3500 15000-3500v100">
          <text:p/>
        </draw:path>
        <draw:path draw:style-name="gr24" draw:text-style-name="P1" draw:layer="layout" svg:width="10.934cm" svg:height="4.501cm" draw:transform="skewX (3.7836681210714E-017) rotate (-0.341037335839692) translate (12.900000008219cm 5.69999997684158cm)" svg:viewBox="0 0 10935 4502" svg:d="M0 0c6579 0 10935 4502 10935 4502">
          <text:p/>
        </draw:path>
      </draw:page>
      <draw:page draw:name="page2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3" draw:layer="layout" svg:width="9.621cm" svg:height="3.119cm" svg:x="0.91cm" svg:y="1.019cm">
          <draw:text-box>
            <text:p><text:span text:style-name="T8">Template 1:</text:span></text:p>
            <text:p><text:span text:style-name="T8">(a) Superficie não intercepta F2 e F3</text:span></text:p>
            <text:p><text:span text:style-name="T8">Hexahedral is subdivided in two new hexahedra:</text:span></text:p>
            <text:p><text:span text:style-name="T8"><text:s text:c="11"/></text:span><text:span text:style-name="T8">0 <text:s text:c="3"/>1 <text:s text:c="4"/>2 <text:s text:c="3"/>3 <text:s text:c="3"/>4 <text:s text:c="3"/>5 <text:s text:c="3"/>6 <text:s text:c="4"/>7</text:span></text:p>
            <text:p><text:span text:style-name="T8">H1 = (V0, P0, P1, V3, V4, P2, P3, V7)</text:span></text:p>
            <text:p><text:span text:style-name="T8">H2 = (P0, V1, V2, P1, P2, V5, V6, P3)</text:span></text:p>
          </draw:text-box>
        </draw:frame>
        <draw:custom-shape draw:style-name="gr14" draw:text-style-name="P11" draw:layer="layout" svg:width="0.4cm" svg:height="0.4cm" svg:x="9.4cm" svg:y="1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10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17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18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2" draw:layer="layout" svg:width="2.1cm" svg:height="1.8cm" svg:x="8.5cm" svg:y="18.8cm">
          <draw:text-box>
            <text:p><text:span text:style-name="T7">(P0)</text:span></text:p>
          </draw:text-box>
        </draw:frame>
        <draw:frame draw:style-name="gr30" draw:text-style-name="P12" draw:layer="layout" svg:width="1.438cm" svg:height="0.806cm" svg:x="18.1cm" svg:y="13.794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8.562cm" svg:y="8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16.662cm" svg:y="3.094cm">
          <draw:text-box>
            <text:p><text:span text:style-name="T7">(P3)</text:span></text:p>
          </draw:text-box>
        </draw:frame>
      </draw:page>
      <draw:page draw:name="page2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3" draw:layer="layout" svg:width="9.621cm" svg:height="3.119cm" svg:x="0.91cm" svg:y="1.019cm">
          <draw:text-box>
            <text:p><text:span text:style-name="T8">Template 1:</text:span></text:p>
            <text:p><text:span text:style-name="T8">(a) Superficie não intercepta F4 e F5</text:span></text:p>
            <text:p><text:span text:style-name="T8">Hexahedral is subdivided in two new hexahedra:</text:span></text:p>
            <text:p><text:span text:style-name="T8"><text:s text:c="11"/></text:span><text:span text:style-name="T8">0 <text:s text:c="3"/>1 <text:s text:c="4"/>2 <text:s text:c="3"/>3 <text:s text:c="3"/>4 <text:s text:c="3"/>5 <text:s text:c="3"/>6 <text:s text:c="4"/>7</text:span></text:p>
            <text:p><text:span text:style-name="T8">H1 = (V0, V1, V2, V3, P0, P1, P2, P3)</text:span></text:p>
            <text:p><text:span text:style-name="T8">H2 = (P0, P1, P2, P3, V4, V5, V6, V7)</text:span></text:p>
          </draw:text-box>
        </draw:frame>
        <draw:custom-shape draw:style-name="gr14" draw:text-style-name="P11" draw:layer="layout" svg:width="0.4cm" svg:height="0.4cm" svg:x="4.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26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12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2" draw:layer="layout" svg:width="1.5cm" svg:height="0.806cm" svg:x="2.7cm" svg:y="12.4cm">
          <draw:text-box>
            <text:p><text:span text:style-name="T7">(P0)</text:span></text:p>
          </draw:text-box>
        </draw:frame>
        <draw:frame draw:style-name="gr30" draw:text-style-name="P12" draw:layer="layout" svg:width="1.438cm" svg:height="0.806cm" svg:x="18.1cm" svg:y="13.794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26.162cm" svg:y="9.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11.462cm" svg:y="8.794cm">
          <draw:text-box>
            <text:p><text:span text:style-name="T7">(P3)</text:span></text:p>
          </draw:text-box>
        </draw:frame>
      </draw:page>
      <draw:page draw:name="page2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3" draw:layer="layout" svg:width="9.621cm" svg:height="3.119cm" svg:x="0.91cm" svg:y="1.019cm">
          <draw:text-box>
            <text:p><text:span text:style-name="T8">Template 2:</text:span></text:p>
            <text:p><text:span text:style-name="T8">(a) Superficie não intercepta F4 e F5</text:span></text:p>
            <text:p><text:span text:style-name="T8">Hexahedral is subdivided in two new hexahedra:</text:span></text:p>
            <text:p><text:span text:style-name="T8"><text:s text:c="11"/></text:span><text:span text:style-name="T8">0 <text:s text:c="3"/>1 <text:s text:c="4"/>2 <text:s text:c="3"/>3 <text:s text:c="3"/>4 <text:s text:c="3"/>5 <text:s text:c="3"/>6 <text:s text:c="4"/>7</text:span></text:p>
            <text:p><text:span text:style-name="T8">H1 = (V0, V1, V2, V3, P0, P1, P2, P3)</text:span></text:p>
            <text:p><text:span text:style-name="T8">H2 = (P0, P1, P2, P3, V4, V5, V6, V7)</text:span></text:p>
          </draw:text-box>
        </draw:frame>
        <draw:custom-shape draw:style-name="gr14" draw:text-style-name="P11" draw:layer="layout" svg:width="0.4cm" svg:height="0.4cm" svg:x="4.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21.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7.8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2" draw:layer="layout" svg:width="1.5cm" svg:height="0.806cm" svg:x="2.7cm" svg:y="12.4cm">
          <draw:text-box>
            <text:p><text:span text:style-name="T7">(P0)</text:span></text:p>
          </draw:text-box>
        </draw:frame>
        <draw:frame draw:style-name="gr30" draw:text-style-name="P12" draw:layer="layout" svg:width="1.438cm" svg:height="0.806cm" svg:x="18.1cm" svg:y="13.794cm">
          <draw:text-box>
            <text:p><text:span text:style-name="T7">(P1)</text:span></text:p>
          </draw:text-box>
        </draw:frame>
        <draw:frame draw:style-name="gr3" draw:text-style-name="P12" draw:layer="layout" svg:width="1.438cm" svg:height="0.806cm" svg:x="20.7cm" svg:y="16.394cm">
          <draw:text-box>
            <text:p><text:span text:style-name="T7">(P2)</text:span></text:p>
          </draw:text-box>
        </draw:frame>
        <draw:frame draw:style-name="gr3" draw:text-style-name="P12" draw:layer="layout" svg:width="1.438cm" svg:height="0.806cm" svg:x="7.4cm" svg:y="16.6cm">
          <draw:text-box>
            <text:p><text:span text:style-name="T7">(P3)</text:span></text:p>
          </draw:text-box>
        </draw:frame>
      </draw:page>
      <draw:page draw:name="page30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5-10-19T10:19:27.765065266</meta:creation-date>
    <dc:date>2015-12-10T10:34:37.349413621</dc:date>
    <dc:creator>Lucio Correa</dc:creator>
    <meta:editing-duration>P1DT10H26M53S</meta:editing-duration>
    <meta:editing-cycles>40</meta:editing-cycles>
    <meta:generator>LibreOffice/4.2.8.2$Linux_X86_64 LibreOffice_project/420m0$Build-2</meta:generator>
    <meta:document-statistic meta:object-count="1460"/>
  </office:meta>
</office:document-meta>
</file>